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9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2.2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4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1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stroke="none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6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96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4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2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7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1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7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5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4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2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0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0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74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6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000000"/>
      <style:paragraph-properties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000000"/>
      <style:paragraph-properties style:writing-mode="lr-tb"/>
    </style:style>
    <style:style style:name="T1" style:family="text">
      <style:text-properties fo:color="#333333" loext:opacity="100%" style:font-name="Arial1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fo:color="#333333" loext:opacity="100%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style:style style:name="T3" style:family="text">
      <style:text-properties fo:color="#333333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fo:color="#333333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59cm" svg:height="0.648cm" svg:x="8.421cm" svg:y="1.058cm" svg:viewBox="0 0 12860 649" draw:points="0,649 12860,649 12860,0 0,0">
          <text:p/>
        </draw:polygon>
        <draw:polygon draw:style-name="gr2" draw:text-style-name="P2" draw:layer="layout" svg:width="0.017cm" svg:height="0.017cm" svg:x="2.29cm" svg:y="1.007cm" svg:viewBox="0 0 18 18" draw:points="0,18 18,18 18,0 0,0">
          <text:p/>
        </draw:polygon>
        <draw:polygon draw:style-name="gr2" draw:text-style-name="P2" draw:layer="layout" svg:width="0.017cm" svg:height="0.017cm" svg:x="2.29cm" svg:y="1.007cm" svg:viewBox="0 0 18 18" draw:points="0,18 18,18 18,0 0,0">
          <text:p/>
        </draw:polygon>
        <draw:polygon draw:style-name="gr2" draw:text-style-name="P2" draw:layer="layout" svg:width="25.086cm" svg:height="0.017cm" svg:x="2.307cm" svg:y="1.007cm" svg:viewBox="0 0 25087 18" draw:points="0,18 25087,18 25087,0 0,0">
          <text:p/>
        </draw:polygon>
        <draw:polygon draw:style-name="gr2" draw:text-style-name="P2" draw:layer="layout" svg:width="0.017cm" svg:height="0.017cm" svg:x="27.393cm" svg:y="1.007cm" svg:viewBox="0 0 18 18" draw:points="0,18 18,18 18,0 0,0">
          <text:p/>
        </draw:polygon>
        <draw:polygon draw:style-name="gr2" draw:text-style-name="P2" draw:layer="layout" svg:width="0.017cm" svg:height="0.017cm" svg:x="27.393cm" svg:y="1.007cm" svg:viewBox="0 0 18 18" draw:points="0,18 18,18 18,0 0,0">
          <text:p/>
        </draw:polygon>
        <draw:polygon draw:style-name="gr2" draw:text-style-name="P2" draw:layer="layout" svg:width="0.017cm" svg:height="0.017cm" svg:x="2.29cm" svg:y="1.79cm" svg:viewBox="0 0 18 18" draw:points="0,18 18,18 18,0 0,0">
          <text:p/>
        </draw:polygon>
        <draw:polygon draw:style-name="gr2" draw:text-style-name="P2" draw:layer="layout" svg:width="0.017cm" svg:height="0.017cm" svg:x="2.29cm" svg:y="1.79cm" svg:viewBox="0 0 18 18" draw:points="0,18 18,18 18,0 0,0">
          <text:p/>
        </draw:polygon>
        <draw:polygon draw:style-name="gr2" draw:text-style-name="P2" draw:layer="layout" svg:width="25.086cm" svg:height="0.017cm" svg:x="2.307cm" svg:y="1.79cm" svg:viewBox="0 0 25087 18" draw:points="0,18 25087,18 25087,0 0,0">
          <text:p/>
        </draw:polygon>
        <draw:polygon draw:style-name="gr2" draw:text-style-name="P2" draw:layer="layout" svg:width="0.017cm" svg:height="0.017cm" svg:x="27.393cm" svg:y="1.79cm" svg:viewBox="0 0 18 18" draw:points="0,18 18,18 18,0 0,0">
          <text:p/>
        </draw:polygon>
        <draw:polygon draw:style-name="gr2" draw:text-style-name="P2" draw:layer="layout" svg:width="0.017cm" svg:height="0.017cm" svg:x="27.393cm" svg:y="1.79cm" svg:viewBox="0 0 18 18" draw:points="0,18 18,18 18,0 0,0">
          <text:p/>
        </draw:polygon>
        <draw:polygon draw:style-name="gr2" draw:text-style-name="P2" draw:layer="layout" svg:width="0.017cm" svg:height="0.766cm" svg:x="2.29cm" svg:y="1.024cm" svg:viewBox="0 0 18 767" draw:points="0,767 18,767 18,0 0,0">
          <text:p/>
        </draw:polygon>
        <draw:polygon draw:style-name="gr2" draw:text-style-name="P2" draw:layer="layout" svg:width="0.017cm" svg:height="0.766cm" svg:x="27.393cm" svg:y="1.024cm" svg:viewBox="0 0 18 767" draw:points="0,767 18,767 18,0 0,0">
          <text:p/>
        </draw:polygon>
        <draw:polygon draw:style-name="gr1" draw:text-style-name="P1" draw:layer="layout" svg:width="22.051cm" svg:height="0.568cm" svg:x="2.497cm" svg:y="2.091cm" svg:viewBox="0 0 22052 569" draw:points="0,569 22052,569 22052,0 0,0">
          <text:p/>
        </draw:polygon>
        <draw:frame draw:style-name="gr3" draw:text-style-name="P4" draw:layer="layout" svg:width="12.994cm" svg:height="0.628cm" svg:x="8.421cm" svg:y="1.078cm">
          <draw:text-box>
            <text:p text:style-name="P3"><text:span text:style-name="T1">PRÁCTICA 2.1. OPERADORES – EXPRESIONES </text:span></text:p>
          </draw:text-box>
        </draw:frame>
        <draw:polygon draw:style-name="gr1" draw:text-style-name="P1" draw:layer="layout" svg:width="2.638cm" svg:height="0.568cm" svg:x="2.497cm" svg:y="2.705cm" svg:viewBox="0 0 2639 569" draw:points="0,569 2639,569 2639,0 0,0">
          <text:p/>
        </draw:polygon>
        <draw:frame draw:style-name="gr4" draw:text-style-name="P5" draw:layer="layout" svg:width="22.299cm" svg:height="0.556cm" svg:x="2.498cm" svg:y="2.105cm">
          <draw:text-box>
            <text:p text:style-name="P3"><text:span text:style-name="T2">Calcula el resultado de las siguientes expresiones teniendo en cuenta las normas de precedencia de </text:span></text:p>
          </draw:text-box>
        </draw:frame>
        <draw:frame draw:style-name="gr5" draw:text-style-name="P5" draw:layer="layout" svg:width="2.788cm" svg:height="0.556cm" svg:x="2.498cm" svg:y="2.719cm">
          <draw:text-box>
            <text:p text:style-name="P3"><text:span text:style-name="T2">operadores: </text:span></text:p>
          </draw:text-box>
        </draw:frame>
        <draw:polygon draw:style-name="gr1" draw:text-style-name="P1" draw:layer="layout" svg:width="4.801cm" svg:height="0.487cm" svg:x="17.194cm" svg:y="3.615cm" svg:viewBox="0 0 4802 488" draw:points="0,488 4802,488 4802,0 0,0">
          <text:p/>
        </draw:polygon>
        <draw:frame draw:style-name="gr6" draw:text-style-name="P6" draw:layer="layout" svg:width="0.422cm" svg:height="0.475cm" svg:x="4.441cm" svg:y="3.631cm">
          <draw:text-box>
            <text:p text:style-name="P3"><text:span text:style-name="T3"><text:s/></text:span></text:p>
          </draw:text-box>
        </draw:frame>
        <draw:polygon draw:style-name="gr1" draw:text-style-name="P1" draw:layer="layout" svg:width="2.045cm" svg:height="0.487cm" svg:x="24.946cm" svg:y="3.615cm" svg:viewBox="0 0 2046 488" draw:points="0,488 2046,488 2046,0 0,0">
          <text:p/>
        </draw:polygon>
        <draw:frame draw:style-name="gr7" draw:text-style-name="P6" draw:layer="layout" svg:width="4.947cm" svg:height="0.475cm" svg:x="17.194cm" svg:y="3.631cm">
          <draw:text-box>
            <text:p text:style-name="P3"><text:span text:style-name="T4">Valores de las variables </text:span></text:p>
          </draw:text-box>
        </draw:frame>
        <draw:polygon draw:style-name="gr2" draw:text-style-name="P2" draw:layer="layout" svg:width="0.017cm" svg:height="0.016cm" svg:x="4.242cm" svg:y="3.599cm" svg:viewBox="0 0 18 17" draw:points="0,17 18,17 18,0 0,0">
          <text:p/>
        </draw:polygon>
        <draw:polygon draw:style-name="gr2" draw:text-style-name="P2" draw:layer="layout" svg:width="0.017cm" svg:height="0.016cm" svg:x="4.242cm" svg:y="3.599cm" svg:viewBox="0 0 18 17" draw:points="0,17 18,17 18,0 0,0">
          <text:p/>
        </draw:polygon>
        <draw:polygon draw:style-name="gr2" draw:text-style-name="P2" draw:layer="layout" svg:width="12.736cm" svg:height="0.016cm" svg:x="4.259cm" svg:y="3.599cm" svg:viewBox="0 0 12737 17" draw:points="0,17 12737,17 12737,0 0,0">
          <text:p/>
        </draw:polygon>
        <draw:polygon draw:style-name="gr2" draw:text-style-name="P2" draw:layer="layout" svg:width="0.017cm" svg:height="0.016cm" svg:x="16.995cm" svg:y="3.599cm" svg:viewBox="0 0 18 17" draw:points="0,17 18,17 18,0 0,0">
          <text:p/>
        </draw:polygon>
        <draw:polygon draw:style-name="gr2" draw:text-style-name="P2" draw:layer="layout" svg:width="7.735cm" svg:height="0.016cm" svg:x="17.012cm" svg:y="3.599cm" svg:viewBox="0 0 7736 17" draw:points="0,17 7736,17 7736,0 0,0">
          <text:p/>
        </draw:polygon>
        <draw:polygon draw:style-name="gr2" draw:text-style-name="P2" draw:layer="layout" svg:width="0.017cm" svg:height="0.016cm" svg:x="24.747cm" svg:y="3.599cm" svg:viewBox="0 0 18 17" draw:points="0,17 18,17 18,0 0,0">
          <text:p/>
        </draw:polygon>
        <draw:polygon draw:style-name="gr2" draw:text-style-name="P2" draw:layer="layout" svg:width="2.486cm" svg:height="0.016cm" svg:x="24.764cm" svg:y="3.599cm" svg:viewBox="0 0 2487 17" draw:points="0,17 2487,17 2487,0 0,0">
          <text:p/>
        </draw:polygon>
        <draw:polygon draw:style-name="gr2" draw:text-style-name="P2" draw:layer="layout" svg:width="0.017cm" svg:height="0.016cm" svg:x="27.249cm" svg:y="3.599cm" svg:viewBox="0 0 18 17" draw:points="0,17 18,17 18,0 0,0">
          <text:p/>
        </draw:polygon>
        <draw:polygon draw:style-name="gr2" draw:text-style-name="P2" draw:layer="layout" svg:width="0.017cm" svg:height="0.016cm" svg:x="27.249cm" svg:y="3.599cm" svg:viewBox="0 0 18 17" draw:points="0,17 18,17 18,0 0,0">
          <text:p/>
        </draw:polygon>
        <draw:polygon draw:style-name="gr8" draw:text-style-name="P2" draw:layer="layout" svg:width="0.017cm" svg:height="0.703cm" svg:x="4.242cm" svg:y="3.615cm" svg:viewBox="0 0 18 704" draw:points="0,704 18,704 18,0 0,0">
          <text:p/>
        </draw:polygon>
        <draw:polygon draw:style-name="gr2" draw:text-style-name="P2" draw:layer="layout" svg:width="0.017cm" svg:height="0.703cm" svg:x="16.995cm" svg:y="3.615cm" svg:viewBox="0 0 18 704" draw:points="0,704 18,704 18,0 0,0">
          <text:p/>
        </draw:polygon>
        <draw:polygon draw:style-name="gr2" draw:text-style-name="P2" draw:layer="layout" svg:width="0.017cm" svg:height="0.703cm" svg:x="24.747cm" svg:y="3.615cm" svg:viewBox="0 0 18 704" draw:points="0,704 18,704 18,0 0,0">
          <text:p/>
        </draw:polygon>
        <draw:polygon draw:style-name="gr2" draw:text-style-name="P2" draw:layer="layout" svg:width="0.017cm" svg:height="0.703cm" svg:x="27.249cm" svg:y="3.615cm" svg:viewBox="0 0 18 704" draw:points="0,704 18,704 18,0 0,0">
          <text:p/>
        </draw:polygon>
        <draw:polygon draw:style-name="gr1" draw:text-style-name="P1" draw:layer="layout" svg:width="3.577cm" svg:height="0.487cm" svg:x="4.441cm" svg:y="4.335cm" svg:viewBox="0 0 3578 488" draw:points="0,488 3578,488 3578,0 0,0">
          <text:p/>
        </draw:polygon>
        <draw:frame draw:style-name="gr9" draw:text-style-name="P6" draw:layer="layout" svg:width="2.169cm" svg:height="0.475cm" svg:x="24.946cm" svg:y="3.631cm">
          <draw:text-box>
            <text:p text:style-name="P3"><text:span text:style-name="T4">Resultado </text:span></text:p>
          </draw:text-box>
        </draw:frame>
        <draw:frame draw:style-name="gr10" draw:text-style-name="P6" draw:layer="layout" svg:width="3.71cm" svg:height="0.475cm" svg:x="4.441cm" svg:y="4.35cm">
          <draw:text-box>
            <text:p text:style-name="P3"><text:span text:style-name="T3">25*3+4-7/12+3-1*2 </text:span></text:p>
          </draw:text-box>
        </draw:frame>
        <draw:frame draw:style-name="gr6" draw:text-style-name="P6" draw:layer="layout" svg:width="0.422cm" svg:height="0.475cm" svg:x="17.194cm" svg:y="4.35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7cm" svg:x="4.242cm" svg:y="4.318cm" svg:viewBox="0 0 18 18" draw:points="0,18 18,18 18,0 0,0">
          <text:p/>
        </draw:polygon>
        <draw:polygon draw:style-name="gr2" draw:text-style-name="P2" draw:layer="layout" svg:width="12.736cm" svg:height="0.017cm" svg:x="4.259cm" svg:y="4.318cm" svg:viewBox="0 0 12737 18" draw:points="0,18 12737,18 12737,0 0,0">
          <text:p/>
        </draw:polygon>
        <draw:polygon draw:style-name="gr2" draw:text-style-name="P2" draw:layer="layout" svg:width="0.017cm" svg:height="0.017cm" svg:x="16.995cm" svg:y="4.318cm" svg:viewBox="0 0 18 18" draw:points="0,18 18,18 18,0 0,0">
          <text:p/>
        </draw:polygon>
        <draw:polygon draw:style-name="gr2" draw:text-style-name="P2" draw:layer="layout" svg:width="7.735cm" svg:height="0.017cm" svg:x="17.012cm" svg:y="4.318cm" svg:viewBox="0 0 7736 18" draw:points="0,18 7736,18 7736,0 0,0">
          <text:p/>
        </draw:polygon>
        <draw:polygon draw:style-name="gr2" draw:text-style-name="P2" draw:layer="layout" svg:width="0.017cm" svg:height="0.017cm" svg:x="24.747cm" svg:y="4.318cm" svg:viewBox="0 0 18 18" draw:points="0,18 18,18 18,0 0,0">
          <text:p/>
        </draw:polygon>
        <draw:polygon draw:style-name="gr11" draw:text-style-name="P7" draw:layer="layout" svg:width="2.486cm" svg:height="0.767cm" svg:x="24.713cm" svg:y="5cm" svg:viewBox="0 0 2487 768" draw:points="0,768 2487,768 2487,0 0,0">
          <text:p/>
        </draw:polygon>
        <draw:polygon draw:style-name="gr2" draw:text-style-name="P2" draw:layer="layout" svg:width="0.017cm" svg:height="0.017cm" svg:x="27.249cm" svg:y="4.318cm" svg:viewBox="0 0 18 18" draw:points="0,18 18,18 18,0 0,0">
          <text:p/>
        </draw:polygon>
        <draw:polygon draw:style-name="gr2" draw:text-style-name="P2" draw:layer="layout" svg:width="0.017cm" svg:height="0.699cm" svg:x="4.242cm" svg:y="4.335cm" svg:viewBox="0 0 18 700" draw:points="0,700 18,700 18,0 0,0">
          <text:p/>
        </draw:polygon>
        <draw:polygon draw:style-name="gr2" draw:text-style-name="P2" draw:layer="layout" svg:width="0.017cm" svg:height="0.699cm" svg:x="16.995cm" svg:y="4.335cm" svg:viewBox="0 0 18 700" draw:points="0,700 18,700 18,0 0,0">
          <text:p/>
        </draw:polygon>
        <draw:polygon draw:style-name="gr2" draw:text-style-name="P2" draw:layer="layout" svg:width="0.017cm" svg:height="0.699cm" svg:x="24.747cm" svg:y="4.335cm" svg:viewBox="0 0 18 700" draw:points="0,700 18,700 18,0 0,0">
          <text:p/>
        </draw:polygon>
        <draw:polygon draw:style-name="gr2" draw:text-style-name="P2" draw:layer="layout" svg:width="0.017cm" svg:height="0.699cm" svg:x="27.249cm" svg:y="4.335cm" svg:viewBox="0 0 18 700" draw:points="0,700 18,700 18,0 0,0">
          <text:p/>
        </draw:polygon>
        <draw:polygon draw:style-name="gr1" draw:text-style-name="P1" draw:layer="layout" svg:width="4.141cm" svg:height="0.486cm" svg:x="4.441cm" svg:y="5.051cm" svg:viewBox="0 0 4142 487" draw:points="0,487 4142,487 4142,0 0,0">
          <text:p/>
        </draw:polygon>
        <draw:frame draw:style-name="gr12" draw:text-style-name="P8" draw:layer="layout" svg:width="2.254cm" svg:height="0.475cm" svg:x="24.95cm" svg:y="4.5cm">
          <draw:text-box>
            <text:p text:style-name="P3"><text:span text:style-name="T3"><text:s/></text:span><text:span text:style-name="T3">79,4166</text:span></text:p>
          </draw:text-box>
        </draw:frame>
        <draw:frame draw:style-name="gr13" draw:text-style-name="P6" draw:layer="layout" svg:width="4.269cm" svg:height="0.475cm" svg:x="4.441cm" svg:y="5.066cm">
          <draw:text-box>
            <text:p text:style-name="P3"><text:span text:style-name="T3">(25*3+4)-7/12+(3-1)*2 </text:span></text:p>
          </draw:text-box>
        </draw:frame>
        <draw:frame draw:style-name="gr6" draw:text-style-name="P6" draw:layer="layout" svg:width="0.422cm" svg:height="0.475cm" svg:x="17.194cm" svg:y="5.066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7cm" svg:x="4.242cm" svg:y="5.034cm" svg:viewBox="0 0 18 18" draw:points="0,18 18,18 18,0 0,0">
          <text:p/>
        </draw:polygon>
        <draw:polygon draw:style-name="gr2" draw:text-style-name="P2" draw:layer="layout" svg:width="12.736cm" svg:height="0.017cm" svg:x="4.259cm" svg:y="5.034cm" svg:viewBox="0 0 12737 18" draw:points="0,18 12737,18 12737,0 0,0">
          <text:p/>
        </draw:polygon>
        <draw:polygon draw:style-name="gr2" draw:text-style-name="P2" draw:layer="layout" svg:width="0.017cm" svg:height="0.017cm" svg:x="16.995cm" svg:y="5.034cm" svg:viewBox="0 0 18 18" draw:points="0,18 18,18 18,0 0,0">
          <text:p/>
        </draw:polygon>
        <draw:polygon draw:style-name="gr2" draw:text-style-name="P2" draw:layer="layout" svg:width="7.735cm" svg:height="0.017cm" svg:x="17.012cm" svg:y="5.034cm" svg:viewBox="0 0 7736 18" draw:points="0,18 7736,18 7736,0 0,0">
          <text:p/>
        </draw:polygon>
        <draw:polygon draw:style-name="gr2" draw:text-style-name="P2" draw:layer="layout" svg:width="0.017cm" svg:height="0.017cm" svg:x="24.747cm" svg:y="5.034cm" svg:viewBox="0 0 18 18" draw:points="0,18 18,18 18,0 0,0">
          <text:p/>
        </draw:polygon>
        <draw:polygon draw:style-name="gr2" draw:text-style-name="P2" draw:layer="layout" svg:width="2.486cm" svg:height="0.017cm" svg:x="24.764cm" svg:y="5.034cm" svg:viewBox="0 0 2487 18" draw:points="0,18 2487,18 2487,0 0,0">
          <text:p/>
        </draw:polygon>
        <draw:polygon draw:style-name="gr2" draw:text-style-name="P2" draw:layer="layout" svg:width="0.017cm" svg:height="0.017cm" svg:x="27.249cm" svg:y="5.034cm" svg:viewBox="0 0 18 18" draw:points="0,18 18,18 18,0 0,0">
          <text:p/>
        </draw:polygon>
        <draw:polygon draw:style-name="gr2" draw:text-style-name="P2" draw:layer="layout" svg:width="0.017cm" svg:height="0.702cm" svg:x="4.242cm" svg:y="5.051cm" svg:viewBox="0 0 18 703" draw:points="0,703 18,703 18,0 0,0">
          <text:p/>
        </draw:polygon>
        <draw:polygon draw:style-name="gr2" draw:text-style-name="P2" draw:layer="layout" svg:width="0.017cm" svg:height="0.702cm" svg:x="16.995cm" svg:y="5.051cm" svg:viewBox="0 0 18 703" draw:points="0,703 18,703 18,0 0,0">
          <text:p/>
        </draw:polygon>
        <draw:polygon draw:style-name="gr2" draw:text-style-name="P2" draw:layer="layout" svg:width="0.017cm" svg:height="0.702cm" svg:x="24.747cm" svg:y="5.051cm" svg:viewBox="0 0 18 703" draw:points="0,703 18,703 18,0 0,0">
          <text:p/>
        </draw:polygon>
        <draw:polygon draw:style-name="gr2" draw:text-style-name="P9" draw:layer="layout" svg:width="0.017cm" svg:height="0.702cm" svg:x="27.249cm" svg:y="5.051cm" svg:viewBox="0 0 18 703" draw:points="0,703 18,703 18,0 0,0">
          <text:p/>
        </draw:polygon>
        <draw:frame draw:style-name="gr14" draw:text-style-name="P6" draw:layer="layout" svg:width="1.662cm" svg:height="0.475cm" svg:x="25.038cm" svg:y="5.25cm">
          <draw:text-box>
            <text:p text:style-name="P3"><text:span text:style-name="T3"><text:s/></text:span><text:span text:style-name="T3">82,4166</text:span></text:p>
          </draw:text-box>
        </draw:frame>
        <draw:frame draw:style-name="gr15" draw:text-style-name="P6" draw:layer="layout" svg:width="4.21cm" svg:height="0.475cm" svg:x="4.441cm" svg:y="5.786cm">
          <draw:text-box>
            <text:p text:style-name="P3"><text:span text:style-name="T5">(i &gt;= 6) &amp;&amp; (c == ‘w’) <text:s/></text:span><text:span text:style-name="T3"><text:s/></text:span></text:p>
          </draw:text-box>
        </draw:frame>
        <draw:frame draw:style-name="gr16" draw:text-style-name="P6" draw:layer="layout" svg:width="6.967cm" svg:height="0.475cm" svg:x="17.194cm" svg:y="5.786cm">
          <draw:text-box>
            <text:p text:style-name="P3"><text:span text:style-name="T5"><text:s/></text:span><text:span text:style-name="T5">i=7 <text:s/>f=5.5 y c=‘w’ (char) (ASCII 119)</text:span><text:span text:style-name="T3"> </text:span></text:p>
          </draw:text-box>
        </draw:frame>
        <draw:polygon draw:style-name="gr2" draw:text-style-name="P2" draw:layer="layout" svg:width="0.017cm" svg:height="0.017cm" svg:x="4.242cm" svg:y="5.753cm" svg:viewBox="0 0 18 18" draw:points="0,18 18,18 18,0 0,0">
          <text:p/>
        </draw:polygon>
        <draw:polygon draw:style-name="gr2" draw:text-style-name="P2" draw:layer="layout" svg:width="12.736cm" svg:height="0.017cm" svg:x="4.259cm" svg:y="5.753cm" svg:viewBox="0 0 12737 18" draw:points="0,18 12737,18 12737,0 0,0">
          <text:p/>
        </draw:polygon>
        <draw:polygon draw:style-name="gr2" draw:text-style-name="P2" draw:layer="layout" svg:width="0.017cm" svg:height="0.017cm" svg:x="16.995cm" svg:y="5.753cm" svg:viewBox="0 0 18 18" draw:points="0,18 18,18 18,0 0,0">
          <text:p/>
        </draw:polygon>
        <draw:polygon draw:style-name="gr2" draw:text-style-name="P2" draw:layer="layout" svg:width="7.735cm" svg:height="0.017cm" svg:x="17.012cm" svg:y="5.753cm" svg:viewBox="0 0 7736 18" draw:points="0,18 7736,18 7736,0 0,0">
          <text:p/>
        </draw:polygon>
        <draw:polygon draw:style-name="gr2" draw:text-style-name="P2" draw:layer="layout" svg:width="0.017cm" svg:height="0.017cm" svg:x="24.747cm" svg:y="5.753cm" svg:viewBox="0 0 18 18" draw:points="0,18 18,18 18,0 0,0">
          <text:p/>
        </draw:polygon>
        <draw:polygon draw:style-name="gr2" draw:text-style-name="P2" draw:layer="layout" svg:width="2.486cm" svg:height="0.017cm" svg:x="24.764cm" svg:y="5.753cm" svg:viewBox="0 0 2487 18" draw:points="0,18 2487,18 2487,0 0,0">
          <text:p/>
        </draw:polygon>
        <draw:polygon draw:style-name="gr2" draw:text-style-name="P2" draw:layer="layout" svg:width="0.017cm" svg:height="0.017cm" svg:x="27.249cm" svg:y="5.753cm" svg:viewBox="0 0 18 18" draw:points="0,18 18,18 18,0 0,0">
          <text:p/>
        </draw:polygon>
        <draw:polygon draw:style-name="gr2" draw:text-style-name="P2" draw:layer="layout" svg:width="0.017cm" svg:height="0.699cm" svg:x="4.242cm" svg:y="5.77cm" svg:viewBox="0 0 18 700" draw:points="0,700 18,700 18,0 0,0">
          <text:p/>
        </draw:polygon>
        <draw:polygon draw:style-name="gr2" draw:text-style-name="P2" draw:layer="layout" svg:width="0.017cm" svg:height="0.699cm" svg:x="16.995cm" svg:y="5.77cm" svg:viewBox="0 0 18 700" draw:points="0,700 18,700 18,0 0,0">
          <text:p/>
        </draw:polygon>
        <draw:polygon draw:style-name="gr2" draw:text-style-name="P2" draw:layer="layout" svg:width="0.017cm" svg:height="0.699cm" svg:x="24.747cm" svg:y="5.77cm" svg:viewBox="0 0 18 700" draw:points="0,700 18,700 18,0 0,0">
          <text:p/>
        </draw:polygon>
        <draw:polygon draw:style-name="gr2" draw:text-style-name="P2" draw:layer="layout" svg:width="0.017cm" svg:height="0.699cm" svg:x="27.249cm" svg:y="5.77cm" svg:viewBox="0 0 18 700" draw:points="0,700 18,700 18,0 0,0">
          <text:p/>
        </draw:polygon>
        <draw:frame draw:style-name="gr17" draw:text-style-name="P6" draw:layer="layout" svg:width="1.272cm" svg:height="0.475cm" svg:x="24.946cm" svg:y="5.786cm">
          <draw:text-box>
            <text:p text:style-name="P3"><text:span text:style-name="T3"><text:s/></text:span><text:span text:style-name="T3">TRUE</text:span></text:p>
          </draw:text-box>
        </draw:frame>
        <draw:frame draw:style-name="gr18" draw:text-style-name="P6" draw:layer="layout" svg:width="3.965cm" svg:height="0.475cm" svg:x="4.441cm" svg:y="6.506cm">
          <draw:text-box>
            <text:p text:style-name="P3"><text:span text:style-name="T5">(i &gt;= 6) || (c == 119) </text:span><text:span text:style-name="T3"><text:s/></text:span></text:p>
          </draw:text-box>
        </draw:frame>
        <draw:frame draw:style-name="gr19" draw:text-style-name="P6" draw:layer="layout" svg:width="6.848cm" svg:height="0.475cm" svg:x="17.194cm" svg:y="6.506cm">
          <draw:text-box>
            <text:p text:style-name="P3"><text:span text:style-name="T5"><text:s/></text:span><text:span text:style-name="T5">i=7 <text:s/>f=5.5 y c=‘w’ (char) (ASCII 119)</text:span></text:p>
          </draw:text-box>
        </draw:frame>
        <draw:frame draw:style-name="gr20" draw:text-style-name="P6" draw:layer="layout" svg:width="0.422cm" svg:height="0.497cm" svg:x="24.032cm" svg:y="6.497cm">
          <draw:text-box>
            <text:p text:style-name="P3"><text:span text:style-name="T6"><text:s/></text:span></text:p>
          </draw:text-box>
        </draw:frame>
        <draw:polygon draw:style-name="gr2" draw:text-style-name="P2" draw:layer="layout" svg:width="0.017cm" svg:height="0.017cm" svg:x="4.242cm" svg:y="6.469cm" svg:viewBox="0 0 18 18" draw:points="0,18 18,18 18,0 0,0">
          <text:p/>
        </draw:polygon>
        <draw:polygon draw:style-name="gr2" draw:text-style-name="P2" draw:layer="layout" svg:width="12.736cm" svg:height="0.017cm" svg:x="4.259cm" svg:y="6.469cm" svg:viewBox="0 0 12737 18" draw:points="0,18 12737,18 12737,0 0,0">
          <text:p/>
        </draw:polygon>
        <draw:polygon draw:style-name="gr2" draw:text-style-name="P2" draw:layer="layout" svg:width="0.017cm" svg:height="0.017cm" svg:x="16.995cm" svg:y="6.469cm" svg:viewBox="0 0 18 18" draw:points="0,18 18,18 18,0 0,0">
          <text:p/>
        </draw:polygon>
        <draw:polygon draw:style-name="gr2" draw:text-style-name="P2" draw:layer="layout" svg:width="7.735cm" svg:height="0.017cm" svg:x="17.012cm" svg:y="6.469cm" svg:viewBox="0 0 7736 18" draw:points="0,18 7736,18 7736,0 0,0">
          <text:p/>
        </draw:polygon>
        <draw:polygon draw:style-name="gr2" draw:text-style-name="P2" draw:layer="layout" svg:width="0.017cm" svg:height="0.017cm" svg:x="24.747cm" svg:y="6.469cm" svg:viewBox="0 0 18 18" draw:points="0,18 18,18 18,0 0,0">
          <text:p/>
        </draw:polygon>
        <draw:polygon draw:style-name="gr2" draw:text-style-name="P2" draw:layer="layout" svg:width="2.486cm" svg:height="0.017cm" svg:x="24.764cm" svg:y="6.469cm" svg:viewBox="0 0 2487 18" draw:points="0,18 2487,18 2487,0 0,0">
          <text:p/>
        </draw:polygon>
        <draw:polygon draw:style-name="gr2" draw:text-style-name="P2" draw:layer="layout" svg:width="0.017cm" svg:height="0.017cm" svg:x="27.249cm" svg:y="6.469cm" svg:viewBox="0 0 18 18" draw:points="0,18 18,18 18,0 0,0">
          <text:p/>
        </draw:polygon>
        <draw:polygon draw:style-name="gr2" draw:text-style-name="P2" draw:layer="layout" svg:width="0.017cm" svg:height="0.703cm" svg:x="4.242cm" svg:y="6.486cm" svg:viewBox="0 0 18 704" draw:points="0,704 18,704 18,0 0,0">
          <text:p/>
        </draw:polygon>
        <draw:polygon draw:style-name="gr2" draw:text-style-name="P2" draw:layer="layout" svg:width="0.017cm" svg:height="0.703cm" svg:x="16.995cm" svg:y="6.486cm" svg:viewBox="0 0 18 704" draw:points="0,704 18,704 18,0 0,0">
          <text:p/>
        </draw:polygon>
        <draw:polygon draw:style-name="gr2" draw:text-style-name="P2" draw:layer="layout" svg:width="0.017cm" svg:height="0.703cm" svg:x="24.747cm" svg:y="6.486cm" svg:viewBox="0 0 18 704" draw:points="0,704 18,704 18,0 0,0">
          <text:p/>
        </draw:polygon>
        <draw:polygon draw:style-name="gr2" draw:text-style-name="P2" draw:layer="layout" svg:width="0.017cm" svg:height="0.703cm" svg:x="27.249cm" svg:y="6.486cm" svg:viewBox="0 0 18 704" draw:points="0,704 18,704 18,0 0,0">
          <text:p/>
        </draw:polygon>
        <draw:frame draw:style-name="gr17" draw:text-style-name="P6" draw:layer="layout" svg:width="1.272cm" svg:height="0.475cm" svg:x="24.946cm" svg:y="6.506cm">
          <draw:text-box>
            <text:p text:style-name="P3"><text:span text:style-name="T3"><text:s/></text:span><text:span text:style-name="T3">TRUE</text:span></text:p>
          </draw:text-box>
        </draw:frame>
        <draw:frame draw:style-name="gr18" draw:text-style-name="P6" draw:layer="layout" svg:width="3.965cm" svg:height="0.475cm" svg:x="4.441cm" svg:y="7.222cm">
          <draw:text-box>
            <text:p text:style-name="P3"><text:span text:style-name="T5">(f &lt; 11) &amp;&amp; (i &gt; 100) </text:span><text:span text:style-name="T3"><text:s/></text:span></text:p>
          </draw:text-box>
        </draw:frame>
        <draw:frame draw:style-name="gr19" draw:text-style-name="P6" draw:layer="layout" svg:width="6.848cm" svg:height="0.475cm" svg:x="17.194cm" svg:y="7.222cm">
          <draw:text-box>
            <text:p text:style-name="P3"><text:span text:style-name="T5"><text:s/></text:span><text:span text:style-name="T5">i=7 <text:s/>f=5.5 y c=‘w’ (char) (ASCII 119)</text:span></text:p>
          </draw:text-box>
        </draw:frame>
        <draw:frame draw:style-name="gr20" draw:text-style-name="P6" draw:layer="layout" svg:width="0.422cm" svg:height="0.497cm" svg:x="24.032cm" svg:y="7.212cm">
          <draw:text-box>
            <text:p text:style-name="P3"><text:span text:style-name="T6"><text:s/></text:span></text:p>
          </draw:text-box>
        </draw:frame>
        <draw:polygon draw:style-name="gr2" draw:text-style-name="P2" draw:layer="layout" svg:width="0.017cm" svg:height="0.017cm" svg:x="4.242cm" svg:y="7.189cm" svg:viewBox="0 0 18 18" draw:points="0,18 18,18 18,0 0,0">
          <text:p/>
        </draw:polygon>
        <draw:polygon draw:style-name="gr2" draw:text-style-name="P2" draw:layer="layout" svg:width="12.736cm" svg:height="0.017cm" svg:x="4.259cm" svg:y="7.189cm" svg:viewBox="0 0 12737 18" draw:points="0,18 12737,18 12737,0 0,0">
          <text:p/>
        </draw:polygon>
        <draw:polygon draw:style-name="gr2" draw:text-style-name="P2" draw:layer="layout" svg:width="0.017cm" svg:height="0.017cm" svg:x="16.995cm" svg:y="7.189cm" svg:viewBox="0 0 18 18" draw:points="0,18 18,18 18,0 0,0">
          <text:p/>
        </draw:polygon>
        <draw:polygon draw:style-name="gr2" draw:text-style-name="P2" draw:layer="layout" svg:width="7.735cm" svg:height="0.017cm" svg:x="17.012cm" svg:y="7.189cm" svg:viewBox="0 0 7736 18" draw:points="0,18 7736,18 7736,0 0,0">
          <text:p/>
        </draw:polygon>
        <draw:polygon draw:style-name="gr2" draw:text-style-name="P2" draw:layer="layout" svg:width="0.017cm" svg:height="0.017cm" svg:x="24.747cm" svg:y="7.189cm" svg:viewBox="0 0 18 18" draw:points="0,18 18,18 18,0 0,0">
          <text:p/>
        </draw:polygon>
        <draw:polygon draw:style-name="gr2" draw:text-style-name="P2" draw:layer="layout" svg:width="2.486cm" svg:height="0.017cm" svg:x="24.764cm" svg:y="7.189cm" svg:viewBox="0 0 2487 18" draw:points="0,18 2487,18 2487,0 0,0">
          <text:p/>
        </draw:polygon>
        <draw:polygon draw:style-name="gr2" draw:text-style-name="P2" draw:layer="layout" svg:width="0.017cm" svg:height="0.017cm" svg:x="27.249cm" svg:y="7.189cm" svg:viewBox="0 0 18 18" draw:points="0,18 18,18 18,0 0,0">
          <text:p/>
        </draw:polygon>
        <draw:polygon draw:style-name="gr2" draw:text-style-name="P2" draw:layer="layout" svg:width="0.017cm" svg:height="0.703cm" svg:x="4.242cm" svg:y="7.206cm" svg:viewBox="0 0 18 704" draw:points="0,704 18,704 18,0 0,0">
          <text:p/>
        </draw:polygon>
        <draw:polygon draw:style-name="gr2" draw:text-style-name="P2" draw:layer="layout" svg:width="0.017cm" svg:height="0.703cm" svg:x="16.995cm" svg:y="7.206cm" svg:viewBox="0 0 18 704" draw:points="0,704 18,704 18,0 0,0">
          <text:p/>
        </draw:polygon>
        <draw:polygon draw:style-name="gr2" draw:text-style-name="P2" draw:layer="layout" svg:width="0.017cm" svg:height="0.703cm" svg:x="24.747cm" svg:y="7.206cm" svg:viewBox="0 0 18 704" draw:points="0,704 18,704 18,0 0,0">
          <text:p/>
        </draw:polygon>
        <draw:polygon draw:style-name="gr2" draw:text-style-name="P2" draw:layer="layout" svg:width="0.017cm" svg:height="0.703cm" svg:x="27.249cm" svg:y="7.206cm" svg:viewBox="0 0 18 704" draw:points="0,704 18,704 18,0 0,0">
          <text:p/>
        </draw:polygon>
        <draw:frame draw:style-name="gr21" draw:text-style-name="P6" draw:layer="layout" svg:width="1.467cm" svg:height="0.475cm" svg:x="24.946cm" svg:y="7.222cm">
          <draw:text-box>
            <text:p text:style-name="P3"><text:span text:style-name="T3"><text:s/></text:span><text:span text:style-name="T3">FALSE</text:span></text:p>
          </draw:text-box>
        </draw:frame>
        <draw:frame draw:style-name="gr22" draw:text-style-name="P6" draw:layer="layout" svg:width="4.431cm" svg:height="0.475cm" svg:x="4.441cm" svg:y="7.941cm">
          <draw:text-box>
            <text:p text:style-name="P3"><text:span text:style-name="T5">(c != ‘p’) || ((i+f) &lt;= 10) </text:span><text:span text:style-name="T3"><text:s/></text:span></text:p>
          </draw:text-box>
        </draw:frame>
        <draw:frame draw:style-name="gr23" draw:text-style-name="P6" draw:layer="layout" svg:width="6.729cm" svg:height="0.475cm" svg:x="17.194cm" svg:y="7.941cm">
          <draw:text-box>
            <text:p text:style-name="P3"><text:span text:style-name="T5">i=7 <text:s/>f=5.5 y c=‘w’ (char) (ASCII 119)</text:span></text:p>
          </draw:text-box>
        </draw:frame>
        <draw:frame draw:style-name="gr20" draw:text-style-name="P6" draw:layer="layout" svg:width="0.422cm" svg:height="0.497cm" svg:x="23.913cm" svg:y="7.932cm">
          <draw:text-box>
            <text:p text:style-name="P3"><text:span text:style-name="T6"><text:s/></text:span></text:p>
          </draw:text-box>
        </draw:frame>
        <draw:polygon draw:style-name="gr2" draw:text-style-name="P2" draw:layer="layout" svg:width="0.017cm" svg:height="0.017cm" svg:x="4.242cm" svg:y="7.909cm" svg:viewBox="0 0 18 18" draw:points="0,18 18,18 18,0 0,0">
          <text:p/>
        </draw:polygon>
        <draw:polygon draw:style-name="gr2" draw:text-style-name="P2" draw:layer="layout" svg:width="12.736cm" svg:height="0.017cm" svg:x="4.259cm" svg:y="7.909cm" svg:viewBox="0 0 12737 18" draw:points="0,18 12737,18 12737,0 0,0">
          <text:p/>
        </draw:polygon>
        <draw:polygon draw:style-name="gr2" draw:text-style-name="P2" draw:layer="layout" svg:width="0.017cm" svg:height="0.017cm" svg:x="16.995cm" svg:y="7.909cm" svg:viewBox="0 0 18 18" draw:points="0,18 18,18 18,0 0,0">
          <text:p/>
        </draw:polygon>
        <draw:polygon draw:style-name="gr2" draw:text-style-name="P2" draw:layer="layout" svg:width="7.735cm" svg:height="0.017cm" svg:x="17.012cm" svg:y="7.909cm" svg:viewBox="0 0 7736 18" draw:points="0,18 7736,18 7736,0 0,0">
          <text:p/>
        </draw:polygon>
        <draw:polygon draw:style-name="gr2" draw:text-style-name="P2" draw:layer="layout" svg:width="0.017cm" svg:height="0.017cm" svg:x="24.747cm" svg:y="7.909cm" svg:viewBox="0 0 18 18" draw:points="0,18 18,18 18,0 0,0">
          <text:p/>
        </draw:polygon>
        <draw:polygon draw:style-name="gr2" draw:text-style-name="P2" draw:layer="layout" svg:width="2.486cm" svg:height="0.017cm" svg:x="24.764cm" svg:y="7.909cm" svg:viewBox="0 0 2487 18" draw:points="0,18 2487,18 2487,0 0,0">
          <text:p/>
        </draw:polygon>
        <draw:polygon draw:style-name="gr2" draw:text-style-name="P2" draw:layer="layout" svg:width="0.017cm" svg:height="0.017cm" svg:x="27.249cm" svg:y="7.909cm" svg:viewBox="0 0 18 18" draw:points="0,18 18,18 18,0 0,0">
          <text:p/>
        </draw:polygon>
        <draw:polygon draw:style-name="gr2" draw:text-style-name="P2" draw:layer="layout" svg:width="0.017cm" svg:height="0.699cm" svg:x="4.242cm" svg:y="7.926cm" svg:viewBox="0 0 18 700" draw:points="0,700 18,700 18,0 0,0">
          <text:p/>
        </draw:polygon>
        <draw:polygon draw:style-name="gr2" draw:text-style-name="P2" draw:layer="layout" svg:width="0.017cm" svg:height="0.699cm" svg:x="16.995cm" svg:y="7.926cm" svg:viewBox="0 0 18 700" draw:points="0,700 18,700 18,0 0,0">
          <text:p/>
        </draw:polygon>
        <draw:polygon draw:style-name="gr2" draw:text-style-name="P2" draw:layer="layout" svg:width="0.017cm" svg:height="0.699cm" svg:x="24.747cm" svg:y="7.926cm" svg:viewBox="0 0 18 700" draw:points="0,700 18,700 18,0 0,0">
          <text:p/>
        </draw:polygon>
        <draw:polygon draw:style-name="gr2" draw:text-style-name="P2" draw:layer="layout" svg:width="0.017cm" svg:height="0.699cm" svg:x="27.249cm" svg:y="7.926cm" svg:viewBox="0 0 18 700" draw:points="0,700 18,700 18,0 0,0">
          <text:p/>
        </draw:polygon>
        <draw:frame draw:style-name="gr17" draw:text-style-name="P6" draw:layer="layout" svg:width="1.272cm" svg:height="0.475cm" svg:x="24.946cm" svg:y="7.941cm">
          <draw:text-box>
            <text:p text:style-name="P3"><text:span text:style-name="T3"><text:s/></text:span><text:span text:style-name="T3">TRUE</text:span></text:p>
          </draw:text-box>
        </draw:frame>
        <draw:frame draw:style-name="gr24" draw:text-style-name="P6" draw:layer="layout" svg:width="3.728cm" svg:height="0.475cm" svg:x="4.441cm" svg:y="8.657cm">
          <draw:text-box>
            <text:p text:style-name="P3"><text:span text:style-name="T5">(i &gt;= 6) || (c == 65) </text:span><text:span text:style-name="T3"><text:s/></text:span></text:p>
          </draw:text-box>
        </draw:frame>
        <draw:frame draw:style-name="gr23" draw:text-style-name="P6" draw:layer="layout" svg:width="6.729cm" svg:height="0.475cm" svg:x="17.194cm" svg:y="8.657cm">
          <draw:text-box>
            <text:p text:style-name="P3"><text:span text:style-name="T5">i=7 <text:s/>f=5.5 y c=‘w’ (char) (ASCII 119)</text:span></text:p>
          </draw:text-box>
        </draw:frame>
        <draw:frame draw:style-name="gr20" draw:text-style-name="P6" draw:layer="layout" svg:width="0.422cm" svg:height="0.497cm" svg:x="23.913cm" svg:y="8.647cm">
          <draw:text-box>
            <text:p text:style-name="P3"><text:span text:style-name="T6"><text:s/></text:span></text:p>
          </draw:text-box>
        </draw:frame>
        <draw:polygon draw:style-name="gr2" draw:text-style-name="P2" draw:layer="layout" svg:width="0.017cm" svg:height="0.016cm" svg:x="4.242cm" svg:y="8.625cm" svg:viewBox="0 0 18 17" draw:points="0,17 18,17 18,0 0,0">
          <text:p/>
        </draw:polygon>
        <draw:polygon draw:style-name="gr2" draw:text-style-name="P2" draw:layer="layout" svg:width="12.736cm" svg:height="0.016cm" svg:x="4.259cm" svg:y="8.625cm" svg:viewBox="0 0 12737 17" draw:points="0,17 12737,17 12737,0 0,0">
          <text:p/>
        </draw:polygon>
        <draw:polygon draw:style-name="gr2" draw:text-style-name="P2" draw:layer="layout" svg:width="0.017cm" svg:height="0.016cm" svg:x="16.995cm" svg:y="8.625cm" svg:viewBox="0 0 18 17" draw:points="0,17 18,17 18,0 0,0">
          <text:p/>
        </draw:polygon>
        <draw:polygon draw:style-name="gr2" draw:text-style-name="P2" draw:layer="layout" svg:width="7.735cm" svg:height="0.016cm" svg:x="17.012cm" svg:y="8.625cm" svg:viewBox="0 0 7736 17" draw:points="0,17 7736,17 7736,0 0,0">
          <text:p/>
        </draw:polygon>
        <draw:polygon draw:style-name="gr2" draw:text-style-name="P2" draw:layer="layout" svg:width="0.017cm" svg:height="0.016cm" svg:x="24.747cm" svg:y="8.625cm" svg:viewBox="0 0 18 17" draw:points="0,17 18,17 18,0 0,0">
          <text:p/>
        </draw:polygon>
        <draw:polygon draw:style-name="gr2" draw:text-style-name="P2" draw:layer="layout" svg:width="2.486cm" svg:height="0.016cm" svg:x="24.764cm" svg:y="8.625cm" svg:viewBox="0 0 2487 17" draw:points="0,17 2487,17 2487,0 0,0">
          <text:p/>
        </draw:polygon>
        <draw:polygon draw:style-name="gr2" draw:text-style-name="P2" draw:layer="layout" svg:width="0.017cm" svg:height="0.016cm" svg:x="27.249cm" svg:y="8.625cm" svg:viewBox="0 0 18 17" draw:points="0,17 18,17 18,0 0,0">
          <text:p/>
        </draw:polygon>
        <draw:polygon draw:style-name="gr2" draw:text-style-name="P2" draw:layer="layout" svg:width="0.017cm" svg:height="0.703cm" svg:x="4.242cm" svg:y="8.641cm" svg:viewBox="0 0 18 704" draw:points="0,704 18,704 18,0 0,0">
          <text:p/>
        </draw:polygon>
        <draw:polygon draw:style-name="gr2" draw:text-style-name="P2" draw:layer="layout" svg:width="0.017cm" svg:height="0.703cm" svg:x="16.995cm" svg:y="8.641cm" svg:viewBox="0 0 18 704" draw:points="0,704 18,704 18,0 0,0">
          <text:p/>
        </draw:polygon>
        <draw:polygon draw:style-name="gr2" draw:text-style-name="P2" draw:layer="layout" svg:width="0.017cm" svg:height="0.703cm" svg:x="24.747cm" svg:y="8.641cm" svg:viewBox="0 0 18 704" draw:points="0,704 18,704 18,0 0,0">
          <text:p/>
        </draw:polygon>
        <draw:polygon draw:style-name="gr2" draw:text-style-name="P2" draw:layer="layout" svg:width="0.017cm" svg:height="0.703cm" svg:x="27.249cm" svg:y="8.641cm" svg:viewBox="0 0 18 704" draw:points="0,704 18,704 18,0 0,0">
          <text:p/>
        </draw:polygon>
        <draw:frame draw:style-name="gr21" draw:text-style-name="P6" draw:layer="layout" svg:width="1.467cm" svg:height="0.475cm" svg:x="24.946cm" svg:y="8.657cm">
          <draw:text-box>
            <text:p text:style-name="P3"><text:span text:style-name="T3"><text:s/></text:span><text:span text:style-name="T3">TRUE</text:span></text:p>
          </draw:text-box>
        </draw:frame>
        <draw:frame draw:style-name="gr25" draw:text-style-name="P6" draw:layer="layout" svg:width="3.779cm" svg:height="0.475cm" svg:x="4.441cm" svg:y="9.376cm">
          <draw:text-box>
            <text:p text:style-name="P3"><text:span text:style-name="T5"><text:s/></text:span><text:span text:style-name="T5">(5 == 5) || (6 == 7) </text:span><text:span text:style-name="T3"><text:s/></text:span></text:p>
          </draw:text-box>
        </draw:frame>
        <draw:frame draw:style-name="gr6" draw:text-style-name="P6" draw:layer="layout" svg:width="0.422cm" svg:height="0.475cm" svg:x="17.194cm" svg:y="9.376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7cm" svg:x="4.242cm" svg:y="9.344cm" svg:viewBox="0 0 18 18" draw:points="0,18 18,18 18,0 0,0">
          <text:p/>
        </draw:polygon>
        <draw:polygon draw:style-name="gr2" draw:text-style-name="P2" draw:layer="layout" svg:width="12.736cm" svg:height="0.017cm" svg:x="4.259cm" svg:y="9.344cm" svg:viewBox="0 0 12737 18" draw:points="0,18 12737,18 12737,0 0,0">
          <text:p/>
        </draw:polygon>
        <draw:polygon draw:style-name="gr2" draw:text-style-name="P2" draw:layer="layout" svg:width="0.017cm" svg:height="0.017cm" svg:x="16.995cm" svg:y="9.344cm" svg:viewBox="0 0 18 18" draw:points="0,18 18,18 18,0 0,0">
          <text:p/>
        </draw:polygon>
        <draw:polygon draw:style-name="gr2" draw:text-style-name="P2" draw:layer="layout" svg:width="7.735cm" svg:height="0.017cm" svg:x="17.012cm" svg:y="9.344cm" svg:viewBox="0 0 7736 18" draw:points="0,18 7736,18 7736,0 0,0">
          <text:p/>
        </draw:polygon>
        <draw:polygon draw:style-name="gr2" draw:text-style-name="P2" draw:layer="layout" svg:width="0.017cm" svg:height="0.017cm" svg:x="24.747cm" svg:y="9.344cm" svg:viewBox="0 0 18 18" draw:points="0,18 18,18 18,0 0,0">
          <text:p/>
        </draw:polygon>
        <draw:polygon draw:style-name="gr2" draw:text-style-name="P2" draw:layer="layout" svg:width="2.486cm" svg:height="0.017cm" svg:x="24.764cm" svg:y="9.344cm" svg:viewBox="0 0 2487 18" draw:points="0,18 2487,18 2487,0 0,0">
          <text:p/>
        </draw:polygon>
        <draw:polygon draw:style-name="gr2" draw:text-style-name="P2" draw:layer="layout" svg:width="0.017cm" svg:height="0.017cm" svg:x="27.249cm" svg:y="9.344cm" svg:viewBox="0 0 18 18" draw:points="0,18 18,18 18,0 0,0">
          <text:p/>
        </draw:polygon>
        <draw:polygon draw:style-name="gr2" draw:text-style-name="P2" draw:layer="layout" svg:width="0.017cm" svg:height="0.699cm" svg:x="4.242cm" svg:y="9.361cm" svg:viewBox="0 0 18 700" draw:points="0,700 18,700 18,0 0,0">
          <text:p/>
        </draw:polygon>
        <draw:polygon draw:style-name="gr2" draw:text-style-name="P2" draw:layer="layout" svg:width="0.017cm" svg:height="0.699cm" svg:x="16.995cm" svg:y="9.361cm" svg:viewBox="0 0 18 700" draw:points="0,700 18,700 18,0 0,0">
          <text:p/>
        </draw:polygon>
        <draw:polygon draw:style-name="gr2" draw:text-style-name="P2" draw:layer="layout" svg:width="0.017cm" svg:height="0.699cm" svg:x="24.747cm" svg:y="9.361cm" svg:viewBox="0 0 18 700" draw:points="0,700 18,700 18,0 0,0">
          <text:p/>
        </draw:polygon>
        <draw:polygon draw:style-name="gr2" draw:text-style-name="P2" draw:layer="layout" svg:width="0.017cm" svg:height="0.699cm" svg:x="27.249cm" svg:y="9.361cm" svg:viewBox="0 0 18 700" draw:points="0,700 18,700 18,0 0,0">
          <text:p/>
        </draw:polygon>
        <draw:frame draw:style-name="gr17" draw:text-style-name="P6" draw:layer="layout" svg:width="1.272cm" svg:height="0.475cm" svg:x="24.946cm" svg:y="9.376cm">
          <draw:text-box>
            <text:p text:style-name="P3"><text:span text:style-name="T3"><text:s/></text:span><text:span text:style-name="T3">TRUE</text:span></text:p>
          </draw:text-box>
        </draw:frame>
        <draw:frame draw:style-name="gr26" draw:text-style-name="P6" draw:layer="layout" svg:width="3.533cm" svg:height="0.475cm" svg:x="4.441cm" svg:y="10.092cm">
          <draw:text-box>
            <text:p text:style-name="P3"><text:span text:style-name="T5">(5 == 8) || (6 != 7) <text:s/></text:span></text:p>
          </draw:text-box>
        </draw:frame>
        <draw:frame draw:style-name="gr6" draw:text-style-name="P6" draw:layer="layout" svg:width="0.422cm" svg:height="0.475cm" svg:x="17.194cm" svg:y="10.092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7cm" svg:x="4.242cm" svg:y="10.06cm" svg:viewBox="0 0 18 18" draw:points="0,18 18,18 18,0 0,0">
          <text:p/>
        </draw:polygon>
        <draw:polygon draw:style-name="gr2" draw:text-style-name="P2" draw:layer="layout" svg:width="12.736cm" svg:height="0.017cm" svg:x="4.259cm" svg:y="10.06cm" svg:viewBox="0 0 12737 18" draw:points="0,18 12737,18 12737,0 0,0">
          <text:p/>
        </draw:polygon>
        <draw:polygon draw:style-name="gr2" draw:text-style-name="P2" draw:layer="layout" svg:width="0.017cm" svg:height="0.017cm" svg:x="16.995cm" svg:y="10.06cm" svg:viewBox="0 0 18 18" draw:points="0,18 18,18 18,0 0,0">
          <text:p/>
        </draw:polygon>
        <draw:polygon draw:style-name="gr2" draw:text-style-name="P2" draw:layer="layout" svg:width="7.735cm" svg:height="0.017cm" svg:x="17.012cm" svg:y="10.06cm" svg:viewBox="0 0 7736 18" draw:points="0,18 7736,18 7736,0 0,0">
          <text:p/>
        </draw:polygon>
        <draw:polygon draw:style-name="gr2" draw:text-style-name="P2" draw:layer="layout" svg:width="0.017cm" svg:height="0.017cm" svg:x="24.747cm" svg:y="10.06cm" svg:viewBox="0 0 18 18" draw:points="0,18 18,18 18,0 0,0">
          <text:p/>
        </draw:polygon>
        <draw:polygon draw:style-name="gr2" draw:text-style-name="P2" draw:layer="layout" svg:width="2.486cm" svg:height="0.017cm" svg:x="24.764cm" svg:y="10.06cm" svg:viewBox="0 0 2487 18" draw:points="0,18 2487,18 2487,0 0,0">
          <text:p/>
        </draw:polygon>
        <draw:polygon draw:style-name="gr2" draw:text-style-name="P2" draw:layer="layout" svg:width="0.017cm" svg:height="0.017cm" svg:x="27.249cm" svg:y="10.06cm" svg:viewBox="0 0 18 18" draw:points="0,18 18,18 18,0 0,0">
          <text:p/>
        </draw:polygon>
        <draw:polygon draw:style-name="gr2" draw:text-style-name="P2" draw:layer="layout" svg:width="0.017cm" svg:height="0.702cm" svg:x="4.242cm" svg:y="10.077cm" svg:viewBox="0 0 18 703" draw:points="0,703 18,703 18,0 0,0">
          <text:p/>
        </draw:polygon>
        <draw:polygon draw:style-name="gr2" draw:text-style-name="P2" draw:layer="layout" svg:width="0.017cm" svg:height="0.702cm" svg:x="16.995cm" svg:y="10.077cm" svg:viewBox="0 0 18 703" draw:points="0,703 18,703 18,0 0,0">
          <text:p/>
        </draw:polygon>
        <draw:polygon draw:style-name="gr2" draw:text-style-name="P2" draw:layer="layout" svg:width="0.017cm" svg:height="0.702cm" svg:x="24.747cm" svg:y="10.077cm" svg:viewBox="0 0 18 703" draw:points="0,703 18,703 18,0 0,0">
          <text:p/>
        </draw:polygon>
        <draw:polygon draw:style-name="gr2" draw:text-style-name="P2" draw:layer="layout" svg:width="0.017cm" svg:height="0.702cm" svg:x="27.249cm" svg:y="10.077cm" svg:viewBox="0 0 18 703" draw:points="0,703 18,703 18,0 0,0">
          <text:p/>
        </draw:polygon>
        <draw:frame draw:style-name="gr17" draw:text-style-name="P6" draw:layer="layout" svg:width="1.272cm" svg:height="0.475cm" svg:x="24.946cm" svg:y="10.092cm">
          <draw:text-box>
            <text:p text:style-name="P3"><text:span text:style-name="T3"><text:s/></text:span><text:span text:style-name="T3">TRUE</text:span></text:p>
          </draw:text-box>
        </draw:frame>
        <draw:frame draw:style-name="gr27" draw:text-style-name="P6" draw:layer="layout" svg:width="4.286cm" svg:height="0.475cm" svg:x="4.441cm" svg:y="10.812cm">
          <draw:text-box>
            <text:p text:style-name="P3"><text:span text:style-name="T5">(8 &gt;= 5) &amp;&amp; (! (5&lt;= 2)) </text:span></text:p>
          </draw:text-box>
        </draw:frame>
        <draw:frame draw:style-name="gr6" draw:text-style-name="P6" draw:layer="layout" svg:width="0.422cm" svg:height="0.475cm" svg:x="17.194cm" svg:y="10.812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7cm" svg:x="4.242cm" svg:y="10.779cm" svg:viewBox="0 0 18 18" draw:points="0,18 18,18 18,0 0,0">
          <text:p/>
        </draw:polygon>
        <draw:polygon draw:style-name="gr2" draw:text-style-name="P2" draw:layer="layout" svg:width="12.736cm" svg:height="0.017cm" svg:x="4.259cm" svg:y="10.779cm" svg:viewBox="0 0 12737 18" draw:points="0,18 12737,18 12737,0 0,0">
          <text:p/>
        </draw:polygon>
        <draw:polygon draw:style-name="gr2" draw:text-style-name="P2" draw:layer="layout" svg:width="0.017cm" svg:height="0.017cm" svg:x="16.995cm" svg:y="10.779cm" svg:viewBox="0 0 18 18" draw:points="0,18 18,18 18,0 0,0">
          <text:p/>
        </draw:polygon>
        <draw:polygon draw:style-name="gr2" draw:text-style-name="P2" draw:layer="layout" svg:width="7.735cm" svg:height="0.017cm" svg:x="17.012cm" svg:y="10.779cm" svg:viewBox="0 0 7736 18" draw:points="0,18 7736,18 7736,0 0,0">
          <text:p/>
        </draw:polygon>
        <draw:polygon draw:style-name="gr2" draw:text-style-name="P2" draw:layer="layout" svg:width="0.017cm" svg:height="0.017cm" svg:x="24.747cm" svg:y="10.779cm" svg:viewBox="0 0 18 18" draw:points="0,18 18,18 18,0 0,0">
          <text:p/>
        </draw:polygon>
        <draw:polygon draw:style-name="gr2" draw:text-style-name="P2" draw:layer="layout" svg:width="2.486cm" svg:height="0.017cm" svg:x="24.764cm" svg:y="10.779cm" svg:viewBox="0 0 2487 18" draw:points="0,18 2487,18 2487,0 0,0">
          <text:p/>
        </draw:polygon>
        <draw:polygon draw:style-name="gr2" draw:text-style-name="P2" draw:layer="layout" svg:width="0.017cm" svg:height="0.017cm" svg:x="27.249cm" svg:y="10.779cm" svg:viewBox="0 0 18 18" draw:points="0,18 18,18 18,0 0,0">
          <text:p/>
        </draw:polygon>
        <draw:polygon draw:style-name="gr2" draw:text-style-name="P2" draw:layer="layout" svg:width="0.017cm" svg:height="0.699cm" svg:x="4.242cm" svg:y="10.796cm" svg:viewBox="0 0 18 700" draw:points="0,700 18,700 18,0 0,0">
          <text:p/>
        </draw:polygon>
        <draw:polygon draw:style-name="gr2" draw:text-style-name="P2" draw:layer="layout" svg:width="0.017cm" svg:height="0.699cm" svg:x="16.995cm" svg:y="10.796cm" svg:viewBox="0 0 18 700" draw:points="0,700 18,700 18,0 0,0">
          <text:p/>
        </draw:polygon>
        <draw:polygon draw:style-name="gr2" draw:text-style-name="P2" draw:layer="layout" svg:width="0.017cm" svg:height="0.699cm" svg:x="24.747cm" svg:y="10.796cm" svg:viewBox="0 0 18 700" draw:points="0,700 18,700 18,0 0,0">
          <text:p/>
        </draw:polygon>
        <draw:polygon draw:style-name="gr2" draw:text-style-name="P2" draw:layer="layout" svg:width="0.017cm" svg:height="0.699cm" svg:x="27.249cm" svg:y="10.796cm" svg:viewBox="0 0 18 700" draw:points="0,700 18,700 18,0 0,0">
          <text:p/>
        </draw:polygon>
        <draw:frame draw:style-name="gr17" draw:text-style-name="P6" draw:layer="layout" svg:width="1.272cm" svg:height="0.475cm" svg:x="24.946cm" svg:y="10.812cm">
          <draw:text-box>
            <text:p text:style-name="P3"><text:span text:style-name="T3"><text:s/></text:span><text:span text:style-name="T3">TRUE</text:span></text:p>
          </draw:text-box>
        </draw:frame>
        <draw:frame draw:style-name="gr28" draw:text-style-name="P6" draw:layer="layout" svg:width="5.717cm" svg:height="0.475cm" svg:x="4.441cm" svg:y="11.532cm">
          <draw:text-box>
            <text:p text:style-name="P3"><text:span text:style-name="T5">( (4-2) * (5+1) / 2 )&gt;2 – (4 + 3) </text:span></text:p>
          </draw:text-box>
        </draw:frame>
        <draw:frame draw:style-name="gr6" draw:text-style-name="P6" draw:layer="layout" svg:width="0.422cm" svg:height="0.475cm" svg:x="17.194cm" svg:y="11.532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8cm" svg:x="4.242cm" svg:y="11.495cm" svg:viewBox="0 0 18 19" draw:points="0,19 18,19 18,0 0,0">
          <text:p/>
        </draw:polygon>
        <draw:polygon draw:style-name="gr2" draw:text-style-name="P2" draw:layer="layout" svg:width="12.736cm" svg:height="0.018cm" svg:x="4.259cm" svg:y="11.495cm" svg:viewBox="0 0 12737 19" draw:points="0,19 12737,19 12737,0 0,0">
          <text:p/>
        </draw:polygon>
        <draw:polygon draw:style-name="gr2" draw:text-style-name="P2" draw:layer="layout" svg:width="0.017cm" svg:height="0.018cm" svg:x="16.995cm" svg:y="11.495cm" svg:viewBox="0 0 18 19" draw:points="0,19 18,19 18,0 0,0">
          <text:p/>
        </draw:polygon>
        <draw:polygon draw:style-name="gr2" draw:text-style-name="P2" draw:layer="layout" svg:width="7.735cm" svg:height="0.018cm" svg:x="17.012cm" svg:y="11.495cm" svg:viewBox="0 0 7736 19" draw:points="0,19 7736,19 7736,0 0,0">
          <text:p/>
        </draw:polygon>
        <draw:polygon draw:style-name="gr2" draw:text-style-name="P2" draw:layer="layout" svg:width="0.017cm" svg:height="0.018cm" svg:x="24.747cm" svg:y="11.495cm" svg:viewBox="0 0 18 19" draw:points="0,19 18,19 18,0 0,0">
          <text:p/>
        </draw:polygon>
        <draw:polygon draw:style-name="gr2" draw:text-style-name="P2" draw:layer="layout" svg:width="2.486cm" svg:height="0.018cm" svg:x="24.764cm" svg:y="11.495cm" svg:viewBox="0 0 2487 19" draw:points="0,19 2487,19 2487,0 0,0">
          <text:p/>
        </draw:polygon>
        <draw:polygon draw:style-name="gr2" draw:text-style-name="P2" draw:layer="layout" svg:width="0.017cm" svg:height="0.018cm" svg:x="27.249cm" svg:y="11.495cm" svg:viewBox="0 0 18 19" draw:points="0,19 18,19 18,0 0,0">
          <text:p/>
        </draw:polygon>
        <draw:polygon draw:style-name="gr2" draw:text-style-name="P2" draw:layer="layout" svg:width="0.017cm" svg:height="0.703cm" svg:x="4.242cm" svg:y="11.512cm" svg:viewBox="0 0 18 704" draw:points="0,704 18,704 18,0 0,0">
          <text:p/>
        </draw:polygon>
        <draw:polygon draw:style-name="gr2" draw:text-style-name="P2" draw:layer="layout" svg:width="0.017cm" svg:height="0.703cm" svg:x="16.995cm" svg:y="11.512cm" svg:viewBox="0 0 18 704" draw:points="0,704 18,704 18,0 0,0">
          <text:p/>
        </draw:polygon>
        <draw:polygon draw:style-name="gr2" draw:text-style-name="P2" draw:layer="layout" svg:width="0.017cm" svg:height="0.703cm" svg:x="24.747cm" svg:y="11.512cm" svg:viewBox="0 0 18 704" draw:points="0,704 18,704 18,0 0,0">
          <text:p/>
        </draw:polygon>
        <draw:polygon draw:style-name="gr2" draw:text-style-name="P2" draw:layer="layout" svg:width="0.017cm" svg:height="0.703cm" svg:x="27.249cm" svg:y="11.512cm" svg:viewBox="0 0 18 704" draw:points="0,704 18,704 18,0 0,0">
          <text:p/>
        </draw:polygon>
        <draw:frame draw:style-name="gr17" draw:text-style-name="P6" draw:layer="layout" svg:width="1.272cm" svg:height="0.475cm" svg:x="24.946cm" svg:y="11.532cm">
          <draw:text-box>
            <text:p text:style-name="P3"><text:span text:style-name="T3"><text:s/></text:span><text:span text:style-name="T3">TRUE</text:span></text:p>
          </draw:text-box>
        </draw:frame>
        <draw:frame draw:style-name="gr29" draw:text-style-name="P6" draw:layer="layout" svg:width="7.173cm" svg:height="0.475cm" svg:x="4.441cm" svg:y="12.247cm">
          <draw:text-box>
            <text:p text:style-name="P3"><text:span text:style-name="T5">(6 + 3) &gt; 8 &amp;&amp; (6 – 1)*2 &lt; 8 || 2*3 ==8 </text:span></text:p>
          </draw:text-box>
        </draw:frame>
        <draw:frame draw:style-name="gr6" draw:text-style-name="P6" draw:layer="layout" svg:width="0.422cm" svg:height="0.475cm" svg:x="17.194cm" svg:y="12.247cm">
          <draw:text-box>
            <text:p text:style-name="P3"><text:span text:style-name="T3"><text:s/></text:span></text:p>
          </draw:text-box>
        </draw:frame>
        <draw:polygon draw:style-name="gr2" draw:text-style-name="P2" draw:layer="layout" svg:width="0.017cm" svg:height="0.018cm" svg:x="4.242cm" svg:y="12.215cm" svg:viewBox="0 0 18 19" draw:points="0,19 18,19 18,0 0,0">
          <text:p/>
        </draw:polygon>
        <draw:polygon draw:style-name="gr2" draw:text-style-name="P2" draw:layer="layout" svg:width="12.736cm" svg:height="0.018cm" svg:x="4.259cm" svg:y="12.215cm" svg:viewBox="0 0 12737 19" draw:points="0,19 12737,19 12737,0 0,0">
          <text:p/>
        </draw:polygon>
        <draw:polygon draw:style-name="gr2" draw:text-style-name="P2" draw:layer="layout" svg:width="0.017cm" svg:height="0.018cm" svg:x="16.995cm" svg:y="12.215cm" svg:viewBox="0 0 18 19" draw:points="0,19 18,19 18,0 0,0">
          <text:p/>
        </draw:polygon>
        <draw:polygon draw:style-name="gr2" draw:text-style-name="P2" draw:layer="layout" svg:width="7.735cm" svg:height="0.018cm" svg:x="17.012cm" svg:y="12.215cm" svg:viewBox="0 0 7736 19" draw:points="0,19 7736,19 7736,0 0,0">
          <text:p/>
        </draw:polygon>
        <draw:polygon draw:style-name="gr2" draw:text-style-name="P2" draw:layer="layout" svg:width="0.017cm" svg:height="0.018cm" svg:x="24.747cm" svg:y="12.215cm" svg:viewBox="0 0 18 19" draw:points="0,19 18,19 18,0 0,0">
          <text:p/>
        </draw:polygon>
        <draw:polygon draw:style-name="gr2" draw:text-style-name="P2" draw:layer="layout" svg:width="2.486cm" svg:height="0.018cm" svg:x="24.764cm" svg:y="12.215cm" svg:viewBox="0 0 2487 19" draw:points="0,19 2487,19 2487,0 0,0">
          <text:p/>
        </draw:polygon>
        <draw:polygon draw:style-name="gr2" draw:text-style-name="P2" draw:layer="layout" svg:width="0.017cm" svg:height="0.018cm" svg:x="27.249cm" svg:y="12.215cm" svg:viewBox="0 0 18 19" draw:points="0,19 18,19 18,0 0,0">
          <text:p/>
        </draw:polygon>
        <draw:polygon draw:style-name="gr2" draw:text-style-name="P2" draw:layer="layout" svg:width="0.017cm" svg:height="0.703cm" svg:x="4.242cm" svg:y="12.232cm" svg:viewBox="0 0 18 704" draw:points="0,704 18,704 18,0 0,0">
          <text:p/>
        </draw:polygon>
        <draw:polygon draw:style-name="gr2" draw:text-style-name="P2" draw:layer="layout" svg:width="0.017cm" svg:height="0.703cm" svg:x="16.995cm" svg:y="12.232cm" svg:viewBox="0 0 18 704" draw:points="0,704 18,704 18,0 0,0">
          <text:p/>
        </draw:polygon>
        <draw:polygon draw:style-name="gr2" draw:text-style-name="P2" draw:layer="layout" svg:width="0.017cm" svg:height="0.703cm" svg:x="24.747cm" svg:y="12.232cm" svg:viewBox="0 0 18 704" draw:points="0,704 18,704 18,0 0,0">
          <text:p/>
        </draw:polygon>
        <draw:polygon draw:style-name="gr2" draw:text-style-name="P2" draw:layer="layout" svg:width="0.017cm" svg:height="0.703cm" svg:x="27.249cm" svg:y="12.232cm" svg:viewBox="0 0 18 704" draw:points="0,704 18,704 18,0 0,0">
          <text:p/>
        </draw:polygon>
        <draw:frame draw:style-name="gr21" draw:text-style-name="P6" draw:layer="layout" svg:width="1.467cm" svg:height="0.475cm" svg:x="24.946cm" svg:y="12.247cm">
          <draw:text-box>
            <text:p text:style-name="P3"><text:span text:style-name="T3"><text:s/></text:span><text:span text:style-name="T3">FALSE</text:span></text:p>
          </draw:text-box>
        </draw:frame>
        <draw:frame draw:style-name="gr30" draw:text-style-name="P6" draw:layer="layout" svg:width="8.854cm" svg:height="0.475cm" svg:x="4.441cm" svg:y="12.967cm">
          <draw:text-box>
            <text:p text:style-name="P3"><text:span text:style-name="T5">(1.0 &lt; X) &amp;&amp; (X &lt; Z + 7.0) <text:s text:c="33"/></text:span></text:p>
          </draw:text-box>
        </draw:frame>
        <draw:frame draw:style-name="gr31" draw:text-style-name="P6" draw:layer="layout" svg:width="2.149cm" svg:height="0.475cm" svg:x="17.194cm" svg:y="12.967cm">
          <draw:text-box>
            <text:p text:style-name="P3"><text:span text:style-name="T5">X=7 Y Z=2</text:span><text:span text:style-name="T3"> </text:span></text:p>
          </draw:text-box>
        </draw:frame>
        <draw:polygon draw:style-name="gr2" draw:text-style-name="P2" draw:layer="layout" svg:width="0.017cm" svg:height="0.018cm" svg:x="4.242cm" svg:y="12.935cm" svg:viewBox="0 0 18 19" draw:points="0,19 18,19 18,0 0,0">
          <text:p/>
        </draw:polygon>
        <draw:polygon draw:style-name="gr2" draw:text-style-name="P2" draw:layer="layout" svg:width="12.736cm" svg:height="0.018cm" svg:x="4.259cm" svg:y="12.935cm" svg:viewBox="0 0 12737 19" draw:points="0,19 12737,19 12737,0 0,0">
          <text:p/>
        </draw:polygon>
        <draw:polygon draw:style-name="gr2" draw:text-style-name="P2" draw:layer="layout" svg:width="0.017cm" svg:height="0.018cm" svg:x="16.995cm" svg:y="12.935cm" svg:viewBox="0 0 18 19" draw:points="0,19 18,19 18,0 0,0">
          <text:p/>
        </draw:polygon>
        <draw:polygon draw:style-name="gr2" draw:text-style-name="P2" draw:layer="layout" svg:width="7.735cm" svg:height="0.018cm" svg:x="17.012cm" svg:y="12.935cm" svg:viewBox="0 0 7736 19" draw:points="0,19 7736,19 7736,0 0,0">
          <text:p/>
        </draw:polygon>
        <draw:polygon draw:style-name="gr2" draw:text-style-name="P2" draw:layer="layout" svg:width="0.017cm" svg:height="0.018cm" svg:x="24.747cm" svg:y="12.935cm" svg:viewBox="0 0 18 19" draw:points="0,19 18,19 18,0 0,0">
          <text:p/>
        </draw:polygon>
        <draw:polygon draw:style-name="gr2" draw:text-style-name="P2" draw:layer="layout" svg:width="2.486cm" svg:height="0.018cm" svg:x="24.764cm" svg:y="12.935cm" svg:viewBox="0 0 2487 19" draw:points="0,19 2487,19 2487,0 0,0">
          <text:p/>
        </draw:polygon>
        <draw:polygon draw:style-name="gr2" draw:text-style-name="P2" draw:layer="layout" svg:width="0.017cm" svg:height="0.018cm" svg:x="27.249cm" svg:y="12.935cm" svg:viewBox="0 0 18 19" draw:points="0,19 18,19 18,0 0,0">
          <text:p/>
        </draw:polygon>
        <draw:polygon draw:style-name="gr2" draw:text-style-name="P2" draw:layer="layout" svg:width="0.017cm" svg:height="0.698cm" svg:x="4.242cm" svg:y="12.952cm" svg:viewBox="0 0 18 699" draw:points="0,699 18,699 18,0 0,0">
          <text:p/>
        </draw:polygon>
        <draw:polygon draw:style-name="gr2" draw:text-style-name="P2" draw:layer="layout" svg:width="0.017cm" svg:height="0.698cm" svg:x="16.995cm" svg:y="12.952cm" svg:viewBox="0 0 18 699" draw:points="0,699 18,699 18,0 0,0">
          <text:p/>
        </draw:polygon>
        <draw:polygon draw:style-name="gr2" draw:text-style-name="P2" draw:layer="layout" svg:width="0.017cm" svg:height="0.698cm" svg:x="24.747cm" svg:y="12.952cm" svg:viewBox="0 0 18 699" draw:points="0,699 18,699 18,0 0,0">
          <text:p/>
        </draw:polygon>
        <draw:polygon draw:style-name="gr2" draw:text-style-name="P2" draw:layer="layout" svg:width="0.017cm" svg:height="0.698cm" svg:x="27.249cm" svg:y="12.952cm" svg:viewBox="0 0 18 699" draw:points="0,699 18,699 18,0 0,0">
          <text:p/>
        </draw:polygon>
        <draw:frame draw:style-name="gr17" draw:text-style-name="P6" draw:layer="layout" svg:width="1.272cm" svg:height="0.475cm" svg:x="24.946cm" svg:y="12.967cm">
          <draw:text-box>
            <text:p text:style-name="P3"><text:span text:style-name="T3"><text:s/></text:span><text:span text:style-name="T3">TRUE</text:span></text:p>
          </draw:text-box>
        </draw:frame>
        <draw:frame draw:style-name="gr32" draw:text-style-name="P6" draw:layer="layout" svg:width="7.241cm" svg:height="0.475cm" svg:x="4.441cm" svg:y="13.682cm">
          <draw:text-box>
            <text:p text:style-name="P3"><text:span text:style-name="T5">PI * X^2 &gt; Y || 2*PI*X &lt;=Z <text:s text:c="19"/></text:span></text:p>
          </draw:text-box>
        </draw:frame>
        <draw:frame draw:style-name="gr33" draw:text-style-name="P6" draw:layer="layout" svg:width="4.701cm" svg:height="0.475cm" svg:x="17.194cm" svg:y="13.682cm">
          <draw:text-box>
            <text:p text:style-name="P3"><text:span text:style-name="T5">X=1, Y=4, Z=10 PI=3,14</text:span><text:span text:style-name="T3"> </text:span></text:p>
          </draw:text-box>
        </draw:frame>
        <draw:polygon draw:style-name="gr2" draw:text-style-name="P2" draw:layer="layout" svg:width="0.017cm" svg:height="0.017cm" svg:x="4.242cm" svg:y="13.65cm" svg:viewBox="0 0 18 18" draw:points="0,18 18,18 18,0 0,0">
          <text:p/>
        </draw:polygon>
        <draw:polygon draw:style-name="gr2" draw:text-style-name="P2" draw:layer="layout" svg:width="12.736cm" svg:height="0.017cm" svg:x="4.259cm" svg:y="13.65cm" svg:viewBox="0 0 12737 18" draw:points="0,18 12737,18 12737,0 0,0">
          <text:p/>
        </draw:polygon>
        <draw:polygon draw:style-name="gr2" draw:text-style-name="P2" draw:layer="layout" svg:width="0.017cm" svg:height="0.017cm" svg:x="16.995cm" svg:y="13.65cm" svg:viewBox="0 0 18 18" draw:points="0,18 18,18 18,0 0,0">
          <text:p/>
        </draw:polygon>
        <draw:polygon draw:style-name="gr2" draw:text-style-name="P2" draw:layer="layout" svg:width="7.735cm" svg:height="0.017cm" svg:x="17.012cm" svg:y="13.65cm" svg:viewBox="0 0 7736 18" draw:points="0,18 7736,18 7736,0 0,0">
          <text:p/>
        </draw:polygon>
        <draw:polygon draw:style-name="gr2" draw:text-style-name="P2" draw:layer="layout" svg:width="0.017cm" svg:height="0.017cm" svg:x="24.747cm" svg:y="13.65cm" svg:viewBox="0 0 18 18" draw:points="0,18 18,18 18,0 0,0">
          <text:p/>
        </draw:polygon>
        <draw:polygon draw:style-name="gr2" draw:text-style-name="P2" draw:layer="layout" svg:width="2.486cm" svg:height="0.017cm" svg:x="24.764cm" svg:y="13.65cm" svg:viewBox="0 0 2487 18" draw:points="0,18 2487,18 2487,0 0,0">
          <text:p/>
        </draw:polygon>
        <draw:polygon draw:style-name="gr2" draw:text-style-name="P2" draw:layer="layout" svg:width="0.017cm" svg:height="0.017cm" svg:x="27.249cm" svg:y="13.65cm" svg:viewBox="0 0 18 18" draw:points="0,18 18,18 18,0 0,0">
          <text:p/>
        </draw:polygon>
        <draw:polygon draw:style-name="gr2" draw:text-style-name="P2" draw:layer="layout" svg:width="0.017cm" svg:height="0.703cm" svg:x="4.242cm" svg:y="13.667cm" svg:viewBox="0 0 18 704" draw:points="0,704 18,704 18,0 0,0">
          <text:p/>
        </draw:polygon>
        <draw:polygon draw:style-name="gr2" draw:text-style-name="P2" draw:layer="layout" svg:width="0.017cm" svg:height="0.703cm" svg:x="16.995cm" svg:y="13.667cm" svg:viewBox="0 0 18 704" draw:points="0,704 18,704 18,0 0,0">
          <text:p/>
        </draw:polygon>
        <draw:polygon draw:style-name="gr2" draw:text-style-name="P2" draw:layer="layout" svg:width="0.017cm" svg:height="0.703cm" svg:x="24.747cm" svg:y="13.667cm" svg:viewBox="0 0 18 704" draw:points="0,704 18,704 18,0 0,0">
          <text:p/>
        </draw:polygon>
        <draw:polygon draw:style-name="gr2" draw:text-style-name="P2" draw:layer="layout" svg:width="0.017cm" svg:height="0.703cm" svg:x="27.249cm" svg:y="13.667cm" svg:viewBox="0 0 18 704" draw:points="0,704 18,704 18,0 0,0">
          <text:p/>
        </draw:polygon>
        <draw:frame draw:style-name="gr17" draw:text-style-name="P6" draw:layer="layout" svg:width="1.272cm" svg:height="0.475cm" svg:x="24.946cm" svg:y="13.682cm">
          <draw:text-box>
            <text:p text:style-name="P3"><text:span text:style-name="T3"><text:s/></text:span><text:span text:style-name="T3">TRUE</text:span></text:p>
          </draw:text-box>
        </draw:frame>
        <draw:frame draw:style-name="gr34" draw:text-style-name="P6" draw:layer="layout" svg:width="5.67cm" svg:height="0.475cm" svg:x="4.441cm" svg:y="14.402cm">
          <draw:text-box>
            <text:p text:style-name="P3"><text:span text:style-name="T5">X &gt; 3 &amp;&amp; Y == 4 || X + Y &lt;= Z </text:span></text:p>
          </draw:text-box>
        </draw:frame>
        <draw:frame draw:style-name="gr35" draw:text-style-name="P6" draw:layer="layout" svg:width="3.105cm" svg:height="0.475cm" svg:x="17.194cm" svg:y="14.402cm">
          <draw:text-box>
            <text:p text:style-name="P3"><text:span text:style-name="T5">X=1, Y=4, Z=10 </text:span></text:p>
          </draw:text-box>
        </draw:frame>
        <draw:polygon draw:style-name="gr2" draw:text-style-name="P2" draw:layer="layout" svg:width="0.017cm" svg:height="0.017cm" svg:x="4.242cm" svg:y="14.37cm" svg:viewBox="0 0 18 18" draw:points="0,18 18,18 18,0 0,0">
          <text:p/>
        </draw:polygon>
        <draw:polygon draw:style-name="gr2" draw:text-style-name="P2" draw:layer="layout" svg:width="12.736cm" svg:height="0.017cm" svg:x="4.259cm" svg:y="14.37cm" svg:viewBox="0 0 12737 18" draw:points="0,18 12737,18 12737,0 0,0">
          <text:p/>
        </draw:polygon>
        <draw:polygon draw:style-name="gr2" draw:text-style-name="P2" draw:layer="layout" svg:width="0.017cm" svg:height="0.017cm" svg:x="16.995cm" svg:y="14.37cm" svg:viewBox="0 0 18 18" draw:points="0,18 18,18 18,0 0,0">
          <text:p/>
        </draw:polygon>
        <draw:polygon draw:style-name="gr2" draw:text-style-name="P2" draw:layer="layout" svg:width="7.735cm" svg:height="0.017cm" svg:x="17.012cm" svg:y="14.37cm" svg:viewBox="0 0 7736 18" draw:points="0,18 7736,18 7736,0 0,0">
          <text:p/>
        </draw:polygon>
        <draw:polygon draw:style-name="gr2" draw:text-style-name="P2" draw:layer="layout" svg:width="0.017cm" svg:height="0.017cm" svg:x="24.747cm" svg:y="14.37cm" svg:viewBox="0 0 18 18" draw:points="0,18 18,18 18,0 0,0">
          <text:p/>
        </draw:polygon>
        <draw:polygon draw:style-name="gr2" draw:text-style-name="P2" draw:layer="layout" svg:width="2.486cm" svg:height="0.017cm" svg:x="24.764cm" svg:y="14.37cm" svg:viewBox="0 0 2487 18" draw:points="0,18 2487,18 2487,0 0,0">
          <text:p/>
        </draw:polygon>
        <draw:polygon draw:style-name="gr2" draw:text-style-name="P2" draw:layer="layout" svg:width="0.017cm" svg:height="0.017cm" svg:x="27.249cm" svg:y="14.37cm" svg:viewBox="0 0 18 18" draw:points="0,18 18,18 18,0 0,0">
          <text:p/>
        </draw:polygon>
        <draw:polygon draw:style-name="gr2" draw:text-style-name="P2" draw:layer="layout" svg:width="0.017cm" svg:height="0.698cm" svg:x="4.242cm" svg:y="14.387cm" svg:viewBox="0 0 18 699" draw:points="0,699 18,699 18,0 0,0">
          <text:p/>
        </draw:polygon>
        <draw:polygon draw:style-name="gr2" draw:text-style-name="P2" draw:layer="layout" svg:width="0.017cm" svg:height="0.698cm" svg:x="16.995cm" svg:y="14.387cm" svg:viewBox="0 0 18 699" draw:points="0,699 18,699 18,0 0,0">
          <text:p/>
        </draw:polygon>
        <draw:polygon draw:style-name="gr2" draw:text-style-name="P2" draw:layer="layout" svg:width="0.017cm" svg:height="0.698cm" svg:x="24.747cm" svg:y="14.387cm" svg:viewBox="0 0 18 699" draw:points="0,699 18,699 18,0 0,0">
          <text:p/>
        </draw:polygon>
        <draw:polygon draw:style-name="gr2" draw:text-style-name="P2" draw:layer="layout" svg:width="0.017cm" svg:height="0.698cm" svg:x="27.249cm" svg:y="14.387cm" svg:viewBox="0 0 18 699" draw:points="0,699 18,699 18,0 0,0">
          <text:p/>
        </draw:polygon>
        <draw:frame draw:style-name="gr21" draw:text-style-name="P6" draw:layer="layout" svg:width="1.467cm" svg:height="0.475cm" svg:x="24.946cm" svg:y="14.402cm">
          <draw:text-box>
            <text:p text:style-name="P3"><text:span text:style-name="T3"><text:s/></text:span><text:span text:style-name="T3">TRUE</text:span></text:p>
          </draw:text-box>
        </draw:frame>
        <draw:frame draw:style-name="gr36" draw:text-style-name="P6" draw:layer="layout" svg:width="8.083cm" svg:height="0.475cm" svg:x="4.441cm" svg:y="15.122cm">
          <draw:text-box>
            <text:p text:style-name="P3"><text:span text:style-name="T5">X &gt; 3 &amp;&amp; (Y == 4 || X + Y &lt;= Z) <text:s text:c="18"/></text:span></text:p>
          </draw:text-box>
        </draw:frame>
        <draw:frame draw:style-name="gr35" draw:text-style-name="P6" draw:layer="layout" svg:width="3.105cm" svg:height="0.475cm" svg:x="17.194cm" svg:y="15.122cm">
          <draw:text-box>
            <text:p text:style-name="P3"><text:span text:style-name="T5">X=1, Y=4, Z=10 </text:span></text:p>
          </draw:text-box>
        </draw:frame>
        <draw:polygon draw:style-name="gr2" draw:text-style-name="P2" draw:layer="layout" svg:width="0.017cm" svg:height="0.017cm" svg:x="4.242cm" svg:y="15.085cm" svg:viewBox="0 0 18 18" draw:points="0,18 18,18 18,0 0,0">
          <text:p/>
        </draw:polygon>
        <draw:polygon draw:style-name="gr2" draw:text-style-name="P2" draw:layer="layout" svg:width="12.736cm" svg:height="0.017cm" svg:x="4.259cm" svg:y="15.085cm" svg:viewBox="0 0 12737 18" draw:points="0,18 12737,18 12737,0 0,0">
          <text:p/>
        </draw:polygon>
        <draw:polygon draw:style-name="gr2" draw:text-style-name="P2" draw:layer="layout" svg:width="0.017cm" svg:height="0.017cm" svg:x="16.995cm" svg:y="15.085cm" svg:viewBox="0 0 18 18" draw:points="0,18 18,18 18,0 0,0">
          <text:p/>
        </draw:polygon>
        <draw:polygon draw:style-name="gr2" draw:text-style-name="P2" draw:layer="layout" svg:width="7.735cm" svg:height="0.017cm" svg:x="17.012cm" svg:y="15.085cm" svg:viewBox="0 0 7736 18" draw:points="0,18 7736,18 7736,0 0,0">
          <text:p/>
        </draw:polygon>
        <draw:polygon draw:style-name="gr2" draw:text-style-name="P2" draw:layer="layout" svg:width="0.017cm" svg:height="0.017cm" svg:x="24.747cm" svg:y="15.085cm" svg:viewBox="0 0 18 18" draw:points="0,18 18,18 18,0 0,0">
          <text:p/>
        </draw:polygon>
        <draw:polygon draw:style-name="gr2" draw:text-style-name="P2" draw:layer="layout" svg:width="2.486cm" svg:height="0.017cm" svg:x="24.764cm" svg:y="15.085cm" svg:viewBox="0 0 2487 18" draw:points="0,18 2487,18 2487,0 0,0">
          <text:p/>
        </draw:polygon>
        <draw:polygon draw:style-name="gr2" draw:text-style-name="P2" draw:layer="layout" svg:width="0.017cm" svg:height="0.017cm" svg:x="27.249cm" svg:y="15.085cm" svg:viewBox="0 0 18 18" draw:points="0,18 18,18 18,0 0,0">
          <text:p/>
        </draw:polygon>
        <draw:polygon draw:style-name="gr2" draw:text-style-name="P2" draw:layer="layout" svg:width="0.017cm" svg:height="0.703cm" svg:x="4.242cm" svg:y="15.102cm" svg:viewBox="0 0 18 704" draw:points="0,704 18,704 18,0 0,0">
          <text:p/>
        </draw:polygon>
        <draw:polygon draw:style-name="gr2" draw:text-style-name="P2" draw:layer="layout" svg:width="0.017cm" svg:height="0.703cm" svg:x="16.995cm" svg:y="15.102cm" svg:viewBox="0 0 18 704" draw:points="0,704 18,704 18,0 0,0">
          <text:p/>
        </draw:polygon>
        <draw:polygon draw:style-name="gr2" draw:text-style-name="P9" draw:layer="layout" svg:width="0.017cm" svg:height="0.703cm" svg:x="24.747cm" svg:y="15.102cm" svg:viewBox="0 0 18 704" draw:points="0,704 18,704 18,0 0,0">
          <text:p/>
        </draw:polygon>
        <draw:polygon draw:style-name="gr2" draw:text-style-name="P2" draw:layer="layout" svg:width="0.017cm" svg:height="0.703cm" svg:x="27.249cm" svg:y="15.102cm" svg:viewBox="0 0 18 704" draw:points="0,704 18,704 18,0 0,0">
          <text:p/>
        </draw:polygon>
        <draw:frame draw:style-name="gr21" draw:text-style-name="P6" draw:layer="layout" svg:width="1.467cm" svg:height="0.475cm" svg:x="24.946cm" svg:y="15.122cm">
          <draw:text-box>
            <text:p text:style-name="P3"><text:span text:style-name="T3"><text:s/></text:span><text:span text:style-name="T3">FALSE</text:span></text:p>
          </draw:text-box>
        </draw:frame>
        <draw:frame draw:style-name="gr37" draw:text-style-name="P6" draw:layer="layout" svg:width="10.746cm" svg:height="0.475cm" svg:x="4.441cm" svg:y="15.838cm">
          <draw:text-box>
            <text:p text:style-name="P3"><text:span text:style-name="T5">(¡ (2 * X == Y / 2 || (PI – E)* Z &gt; Y )) <text:s/>== (¡ (Y &lt; PI-E)*Z))) </text:span></text:p>
          </draw:text-box>
        </draw:frame>
        <draw:frame draw:style-name="gr38" draw:text-style-name="P6" draw:layer="layout" svg:width="5.467cm" svg:height="0.475cm" svg:x="17.194cm" svg:y="15.838cm">
          <draw:text-box>
            <text:p text:style-name="P3"><text:span text:style-name="T5">X=1, Y=4, Z=10 <text:s text:c="2"/>PI=6 <text:s text:c="2"/>E=3 </text:span></text:p>
          </draw:text-box>
        </draw:frame>
        <draw:polygon draw:style-name="gr2" draw:text-style-name="P2" draw:layer="layout" svg:width="0.017cm" svg:height="0.017cm" svg:x="4.242cm" svg:y="15.805cm" svg:viewBox="0 0 18 18" draw:points="0,18 18,18 18,0 0,0">
          <text:p/>
        </draw:polygon>
        <draw:polygon draw:style-name="gr2" draw:text-style-name="P2" draw:layer="layout" svg:width="12.736cm" svg:height="0.017cm" svg:x="4.259cm" svg:y="15.805cm" svg:viewBox="0 0 12737 18" draw:points="0,18 12737,18 12737,0 0,0">
          <text:p/>
        </draw:polygon>
        <draw:polygon draw:style-name="gr2" draw:text-style-name="P2" draw:layer="layout" svg:width="0.017cm" svg:height="0.017cm" svg:x="16.995cm" svg:y="15.805cm" svg:viewBox="0 0 18 18" draw:points="0,18 18,18 18,0 0,0">
          <text:p/>
        </draw:polygon>
        <draw:polygon draw:style-name="gr2" draw:text-style-name="P2" draw:layer="layout" svg:width="7.735cm" svg:height="0.017cm" svg:x="17.012cm" svg:y="15.805cm" svg:viewBox="0 0 7736 18" draw:points="0,18 7736,18 7736,0 0,0">
          <text:p/>
        </draw:polygon>
        <draw:polygon draw:style-name="gr2" draw:text-style-name="P2" draw:layer="layout" svg:width="0.017cm" svg:height="0.017cm" svg:x="24.747cm" svg:y="15.805cm" svg:viewBox="0 0 18 18" draw:points="0,18 18,18 18,0 0,0">
          <text:p/>
        </draw:polygon>
        <draw:polygon draw:style-name="gr2" draw:text-style-name="P2" draw:layer="layout" svg:width="2.486cm" svg:height="0.017cm" svg:x="24.764cm" svg:y="15.805cm" svg:viewBox="0 0 2487 18" draw:points="0,18 2487,18 2487,0 0,0">
          <text:p/>
        </draw:polygon>
        <draw:polygon draw:style-name="gr2" draw:text-style-name="P2" draw:layer="layout" svg:width="0.017cm" svg:height="0.017cm" svg:x="27.249cm" svg:y="15.805cm" svg:viewBox="0 0 18 18" draw:points="0,18 18,18 18,0 0,0">
          <text:p/>
        </draw:polygon>
        <draw:polygon draw:style-name="gr2" draw:text-style-name="P2" draw:layer="layout" svg:width="0.017cm" svg:height="0.704cm" svg:x="4.242cm" svg:y="15.822cm" svg:viewBox="0 0 18 705" draw:points="0,705 18,705 18,0 0,0">
          <text:p/>
        </draw:polygon>
        <draw:polygon draw:style-name="gr2" draw:text-style-name="P2" draw:layer="layout" svg:width="0.017cm" svg:height="0.017cm" svg:x="4.242cm" svg:y="16.526cm" svg:viewBox="0 0 18 18" draw:points="0,18 18,18 18,0 0,0">
          <text:p/>
        </draw:polygon>
        <draw:polygon draw:style-name="gr2" draw:text-style-name="P2" draw:layer="layout" svg:width="0.017cm" svg:height="0.017cm" svg:x="4.242cm" svg:y="16.526cm" svg:viewBox="0 0 18 18" draw:points="0,18 18,18 18,0 0,0">
          <text:p/>
        </draw:polygon>
        <draw:polygon draw:style-name="gr2" draw:text-style-name="P2" draw:layer="layout" svg:width="12.736cm" svg:height="0.017cm" svg:x="4.259cm" svg:y="16.526cm" svg:viewBox="0 0 12737 18" draw:points="0,18 12737,18 12737,0 0,0">
          <text:p/>
        </draw:polygon>
        <draw:polygon draw:style-name="gr2" draw:text-style-name="P2" draw:layer="layout" svg:width="0.017cm" svg:height="0.704cm" svg:x="16.995cm" svg:y="15.822cm" svg:viewBox="0 0 18 705" draw:points="0,705 18,705 18,0 0,0">
          <text:p/>
        </draw:polygon>
        <draw:polygon draw:style-name="gr2" draw:text-style-name="P2" draw:layer="layout" svg:width="0.017cm" svg:height="0.017cm" svg:x="16.995cm" svg:y="16.526cm" svg:viewBox="0 0 18 18" draw:points="0,18 18,18 18,0 0,0">
          <text:p/>
        </draw:polygon>
        <draw:polygon draw:style-name="gr2" draw:text-style-name="P2" draw:layer="layout" svg:width="7.735cm" svg:height="0.017cm" svg:x="17.012cm" svg:y="16.526cm" svg:viewBox="0 0 7736 18" draw:points="0,18 7736,18 7736,0 0,0">
          <text:p/>
        </draw:polygon>
        <draw:polygon draw:style-name="gr2" draw:text-style-name="P2" draw:layer="layout" svg:width="0.017cm" svg:height="0.704cm" svg:x="24.747cm" svg:y="15.822cm" svg:viewBox="0 0 18 705" draw:points="0,705 18,705 18,0 0,0">
          <text:p/>
        </draw:polygon>
        <draw:polygon draw:style-name="gr2" draw:text-style-name="P2" draw:layer="layout" svg:width="0.017cm" svg:height="0.017cm" svg:x="24.747cm" svg:y="16.526cm" svg:viewBox="0 0 18 18" draw:points="0,18 18,18 18,0 0,0">
          <text:p/>
        </draw:polygon>
        <draw:polygon draw:style-name="gr2" draw:text-style-name="P2" draw:layer="layout" svg:width="2.486cm" svg:height="0.017cm" svg:x="24.764cm" svg:y="16.526cm" svg:viewBox="0 0 2487 18" draw:points="0,18 2487,18 2487,0 0,0">
          <text:p/>
        </draw:polygon>
        <draw:polygon draw:style-name="gr2" draw:text-style-name="P2" draw:layer="layout" svg:width="0.017cm" svg:height="0.704cm" svg:x="27.249cm" svg:y="15.822cm" svg:viewBox="0 0 18 705" draw:points="0,705 18,705 18,0 0,0">
          <text:p/>
        </draw:polygon>
        <draw:polygon draw:style-name="gr2" draw:text-style-name="P2" draw:layer="layout" svg:width="0.017cm" svg:height="0.017cm" svg:x="27.249cm" svg:y="16.526cm" svg:viewBox="0 0 18 18" draw:points="0,18 18,18 18,0 0,0">
          <text:p/>
        </draw:polygon>
        <draw:polygon draw:style-name="gr2" draw:text-style-name="P2" draw:layer="layout" svg:width="0.017cm" svg:height="0.017cm" svg:x="27.249cm" svg:y="16.526cm" svg:viewBox="0 0 18 18" draw:points="0,18 18,18 18,0 0,0">
          <text:p/>
        </draw:polygon>
        <draw:frame draw:style-name="gr6" draw:text-style-name="P6" draw:layer="layout" svg:width="1.348cm" svg:height="0.475cm" svg:x="24.946cm" svg:y="15.838cm">
          <draw:text-box>
            <text:p text:style-name="P3"><text:span text:style-name="T3">FALSE</text:span></text:p>
          </draw:text-box>
        </draw:frame>
        <draw:frame draw:style-name="gr39" draw:text-style-name="P5" draw:layer="layout" svg:width="0.494cm" svg:height="0.556cm" svg:x="2.498cm" svg:y="17.052cm">
          <draw:text-box>
            <text:p text:style-name="P3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2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0T16:51:44.450200322</dc:date>
    <meta:editing-duration>PT9M17S</meta:editing-duration>
    <meta:editing-cycles>3</meta:editing-cycles>
    <meta:generator>LibreOffice/7.3.5.2$Linux_X86_64 LibreOffice_project/30$Build-2</meta:generator>
    <meta:document-statistic meta:object-count="290"/>
  </office:meta>
</office:document-meta>
</file>